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5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05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61"/>
    <style:style style:name="ce2" style:family="table-cell" style:parent-style-name="Default" style:data-style-name="N61">
      <style:table-cell-properties fo:background-color="#ff6633"/>
    </style:style>
    <style:style style:name="ce3" style:family="table-cell" style:parent-style-name="Default" style:data-style-name="N61">
      <style:table-cell-properties fo:background-color="transparent"/>
    </style:style>
    <style:style style:name="ce4" style:family="table-cell" style:parent-style-name="Default" style:data-style-name="N61">
      <style:table-cell-properties fo:background-color="#00ff00"/>
    </style:style>
    <style:style style:name="ce5" style:family="table-cell" style:parent-style-name="Default" style:data-style-name="N61">
      <style:table-cell-properties fo:background-color="#00ae00"/>
    </style:style>
    <style:style style:name="ce6" style:family="table-cell" style:parent-style-name="Default" style:data-style-name="N61">
      <style:table-cell-properties fo:background-color="#23ff23"/>
    </style:style>
    <style:style style:name="ce7" style:family="table-cell" style:parent-style-name="Default" style:data-style-name="N61">
      <style:table-cell-properties fo:background-color="#c5000b"/>
    </style:style>
    <style:style style:name="ce8" style:family="table-cell" style:parent-style-name="Default" style:data-style-name="N61">
      <style:table-cell-properties fo:background-color="#c5000b"/>
      <style:text-properties style:use-window-font-color="true"/>
    </style:style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dar-bench-mas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number-columns-repeated="3" table:default-cell-style-name="ce9"/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master Mean</text:p>
          </table:table-cell>
          <table:table-cell table:style-name="Default" office:value-type="string" calcext:value-type="string">
            <text:p>mBound Mean</text:p>
          </table:table-cell>
          <table:table-cell table:style-name="Default" office:value-type="string" calcext:value-type="string">
            <text:p>mBound 2x worse</text:p>
          </table:table-cell>
          <table:table-cell table:style-name="Default" office:value-type="string" calcext:value-type="string">
            <text:p>mBound 10x worse</text:p>
          </table:table-cell>
          <table:table-cell table:style-name="Default" office:value-type="string" calcext:value-type="string">
            <text:p>mBound 2x better</text:p>
          </table:table-cell>
          <table:table-cell table:style-name="Default" office:value-type="string" calcext:value-type="string">
            <text:p>mBound 10x better</text:p>
          </table:table-cell>
        </table:table-row>
        <table:table-row table:style-name="ro1">
          <table:table-cell office:value-type="string" calcext:value-type="string">
            <text:p>expappr/double</text:p>
          </table:table-cell>
          <table:table-cell office:value-type="float" office:value="0.00000000406034467171336" calcext:value-type="float">
            <text:p>4.06E-09</text:p>
          </table:table-cell>
          <table:table-cell table:style-name="ce2" office:value-type="float" office:value="0.0000000181414474343103" calcext:value-type="float">
            <text:p>1.81E-08</text:p>
          </table:table-cell>
          <table:table-cell table:formula="of:=2*[.$B2]&lt;[.$C2]" office:value-type="boolean" office:boolean-value="true" calcext:value-type="boolean">
            <text:p>TRUE</text:p>
          </table:table-cell>
          <table:table-cell table:formula="of:=10*[.$B2]&lt;[.$C2]" office:value-type="boolean" office:boolean-value="false" calcext:value-type="boolean">
            <text:p>FALSE</text:p>
          </table:table-cell>
          <table:table-cell table:formula="of:=[.$B2]&gt;2*[.$C2]" office:value-type="boolean" office:boolean-value="false" calcext:value-type="boolean">
            <text:p>FALSE</text:p>
          </table:table-cell>
          <table:table-cell table:formula="of:=[.$B2]&gt;10*[.$C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</text:p>
          </table:table-cell>
          <table:table-cell office:value-type="float" office:value="0.000013364028041166" calcext:value-type="float">
            <text:p>1.34E-05</text:p>
          </table:table-cell>
          <table:table-cell office:value-type="float" office:value="0.0000172831802064605" calcext:value-type="float">
            <text:p>1.73E-05</text:p>
          </table:table-cell>
          <table:table-cell table:formula="of:=2*[.$B3]&lt;[.$C3]" office:value-type="boolean" office:boolean-value="false" calcext:value-type="boolean">
            <text:p>FALSE</text:p>
          </table:table-cell>
          <table:table-cell table:formula="of:=10*[.$B3]&lt;[.$C3]" office:value-type="boolean" office:boolean-value="false" calcext:value-type="boolean">
            <text:p>FALSE</text:p>
          </table:table-cell>
          <table:table-cell table:formula="of:=[.$B3]&gt;2*[.$C3]" office:value-type="boolean" office:boolean-value="false" calcext:value-type="boolean">
            <text:p>FALSE</text:p>
          </table:table-cell>
          <table:table-cell table:formula="of:=[.$B3]&gt;10*[.$C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</text:p>
          </table:table-cell>
          <table:table-cell office:value-type="float" office:value="0.00000826741226434967" calcext:value-type="float">
            <text:p>8.27E-06</text:p>
          </table:table-cell>
          <table:table-cell office:value-type="float" office:value="0.00000938384741702231" calcext:value-type="float">
            <text:p>9.38E-06</text:p>
          </table:table-cell>
          <table:table-cell table:formula="of:=2*[.$B4]&lt;[.$C4]" office:value-type="boolean" office:boolean-value="false" calcext:value-type="boolean">
            <text:p>FALSE</text:p>
          </table:table-cell>
          <table:table-cell table:formula="of:=10*[.$B4]&lt;[.$C4]" office:value-type="boolean" office:boolean-value="false" calcext:value-type="boolean">
            <text:p>FALSE</text:p>
          </table:table-cell>
          <table:table-cell table:formula="of:=[.$B4]&gt;2*[.$C4]" office:value-type="boolean" office:boolean-value="false" calcext:value-type="boolean">
            <text:p>FALSE</text:p>
          </table:table-cell>
          <table:table-cell table:formula="of:=[.$B4]&gt;10*[.$C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</text:p>
          </table:table-cell>
          <table:table-cell office:value-type="float" office:value="0.00000627595703234751" calcext:value-type="float">
            <text:p>6.28E-06</text:p>
          </table:table-cell>
          <table:table-cell office:value-type="float" office:value="0.00000835781822444658" calcext:value-type="float">
            <text:p>8.36E-06</text:p>
          </table:table-cell>
          <table:table-cell table:formula="of:=2*[.$B5]&lt;[.$C5]" office:value-type="boolean" office:boolean-value="false" calcext:value-type="boolean">
            <text:p>FALSE</text:p>
          </table:table-cell>
          <table:table-cell table:formula="of:=10*[.$B5]&lt;[.$C5]" office:value-type="boolean" office:boolean-value="false" calcext:value-type="boolean">
            <text:p>FALSE</text:p>
          </table:table-cell>
          <table:table-cell table:formula="of:=[.$B5]&gt;2*[.$C5]" office:value-type="boolean" office:boolean-value="false" calcext:value-type="boolean">
            <text:p>FALSE</text:p>
          </table:table-cell>
          <table:table-cell table:formula="of:=[.$B5]&gt;10*[.$C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</text:p>
          </table:table-cell>
          <table:table-cell office:value-type="float" office:value="0.00000711321886158938" calcext:value-type="float">
            <text:p>7.11E-06</text:p>
          </table:table-cell>
          <table:table-cell office:value-type="float" office:value="0.000010681565101954" calcext:value-type="float">
            <text:p>1.07E-05</text:p>
          </table:table-cell>
          <table:table-cell table:formula="of:=2*[.$B6]&lt;[.$C6]" office:value-type="boolean" office:boolean-value="false" calcext:value-type="boolean">
            <text:p>FALSE</text:p>
          </table:table-cell>
          <table:table-cell table:formula="of:=10*[.$B6]&lt;[.$C6]" office:value-type="boolean" office:boolean-value="false" calcext:value-type="boolean">
            <text:p>FALSE</text:p>
          </table:table-cell>
          <table:table-cell table:formula="of:=[.$B6]&gt;2*[.$C6]" office:value-type="boolean" office:boolean-value="false" calcext:value-type="boolean">
            <text:p>FALSE</text:p>
          </table:table-cell>
          <table:table-cell table:formula="of:=[.$B6]&gt;10*[.$C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0</text:p>
          </table:table-cell>
          <table:table-cell office:value-type="float" office:value="0.0000377487994216131" calcext:value-type="float">
            <text:p>3.77E-05</text:p>
          </table:table-cell>
          <table:table-cell office:value-type="float" office:value="0.0000523907421498982" calcext:value-type="float">
            <text:p>5.24E-05</text:p>
          </table:table-cell>
          <table:table-cell table:formula="of:=2*[.$B7]&lt;[.$C7]" office:value-type="boolean" office:boolean-value="false" calcext:value-type="boolean">
            <text:p>FALSE</text:p>
          </table:table-cell>
          <table:table-cell table:formula="of:=10*[.$B7]&lt;[.$C7]" office:value-type="boolean" office:boolean-value="false" calcext:value-type="boolean">
            <text:p>FALSE</text:p>
          </table:table-cell>
          <table:table-cell table:formula="of:=[.$B7]&gt;2*[.$C7]" office:value-type="boolean" office:boolean-value="false" calcext:value-type="boolean">
            <text:p>FALSE</text:p>
          </table:table-cell>
          <table:table-cell table:formula="of:=[.$B7]&gt;10*[.$C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0</text:p>
          </table:table-cell>
          <table:table-cell office:value-type="float" office:value="0.0000299306759829594" calcext:value-type="float">
            <text:p>2.99E-05</text:p>
          </table:table-cell>
          <table:table-cell office:value-type="float" office:value="0.0000399257411110345" calcext:value-type="float">
            <text:p>3.99E-05</text:p>
          </table:table-cell>
          <table:table-cell table:formula="of:=2*[.$B8]&lt;[.$C8]" office:value-type="boolean" office:boolean-value="false" calcext:value-type="boolean">
            <text:p>FALSE</text:p>
          </table:table-cell>
          <table:table-cell table:formula="of:=10*[.$B8]&lt;[.$C8]" office:value-type="boolean" office:boolean-value="false" calcext:value-type="boolean">
            <text:p>FALSE</text:p>
          </table:table-cell>
          <table:table-cell table:formula="of:=[.$B8]&gt;2*[.$C8]" office:value-type="boolean" office:boolean-value="false" calcext:value-type="boolean">
            <text:p>FALSE</text:p>
          </table:table-cell>
          <table:table-cell table:formula="of:=[.$B8]&gt;10*[.$C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0</text:p>
          </table:table-cell>
          <table:table-cell office:value-type="float" office:value="0.0000281783836697251" calcext:value-type="float">
            <text:p>2.82E-05</text:p>
          </table:table-cell>
          <table:table-cell office:value-type="float" office:value="0.0000353993184319009" calcext:value-type="float">
            <text:p>3.54E-05</text:p>
          </table:table-cell>
          <table:table-cell table:formula="of:=2*[.$B9]&lt;[.$C9]" office:value-type="boolean" office:boolean-value="false" calcext:value-type="boolean">
            <text:p>FALSE</text:p>
          </table:table-cell>
          <table:table-cell table:formula="of:=10*[.$B9]&lt;[.$C9]" office:value-type="boolean" office:boolean-value="false" calcext:value-type="boolean">
            <text:p>FALSE</text:p>
          </table:table-cell>
          <table:table-cell table:formula="of:=[.$B9]&gt;2*[.$C9]" office:value-type="boolean" office:boolean-value="false" calcext:value-type="boolean">
            <text:p>FALSE</text:p>
          </table:table-cell>
          <table:table-cell table:formula="of:=[.$B9]&gt;10*[.$C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0</text:p>
          </table:table-cell>
          <table:table-cell office:value-type="float" office:value="0.0000973217375924951" calcext:value-type="float">
            <text:p>9.73E-05</text:p>
          </table:table-cell>
          <table:table-cell office:value-type="float" office:value="0.000167005539610203" calcext:value-type="float">
            <text:p>1.67E-04</text:p>
          </table:table-cell>
          <table:table-cell table:formula="of:=2*[.$B10]&lt;[.$C10]" office:value-type="boolean" office:boolean-value="false" calcext:value-type="boolean">
            <text:p>FALSE</text:p>
          </table:table-cell>
          <table:table-cell table:formula="of:=10*[.$B10]&lt;[.$C10]" office:value-type="boolean" office:boolean-value="false" calcext:value-type="boolean">
            <text:p>FALSE</text:p>
          </table:table-cell>
          <table:table-cell table:formula="of:=[.$B10]&gt;2*[.$C10]" office:value-type="boolean" office:boolean-value="false" calcext:value-type="boolean">
            <text:p>FALSE</text:p>
          </table:table-cell>
          <table:table-cell table:formula="of:=[.$B10]&gt;10*[.$C1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B4000</text:p>
          </table:table-cell>
          <table:table-cell office:value-type="float" office:value="0.000279977125498527" calcext:value-type="float">
            <text:p>2.80E-04</text:p>
          </table:table-cell>
          <table:table-cell office:value-type="float" office:value="0.000306633490938005" calcext:value-type="float">
            <text:p>3.07E-04</text:p>
          </table:table-cell>
          <table:table-cell table:formula="of:=2*[.$B11]&lt;[.$C11]" office:value-type="boolean" office:boolean-value="false" calcext:value-type="boolean">
            <text:p>FALSE</text:p>
          </table:table-cell>
          <table:table-cell table:formula="of:=10*[.$B11]&lt;[.$C11]" office:value-type="boolean" office:boolean-value="false" calcext:value-type="boolean">
            <text:p>FALSE</text:p>
          </table:table-cell>
          <table:table-cell table:formula="of:=[.$B11]&gt;2*[.$C11]" office:value-type="boolean" office:boolean-value="false" calcext:value-type="boolean">
            <text:p>FALSE</text:p>
          </table:table-cell>
          <table:table-cell table:formula="of:=[.$B11]&gt;10*[.$C1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4000</text:p>
          </table:table-cell>
          <table:table-cell office:value-type="float" office:value="0.000341508493066153" calcext:value-type="float">
            <text:p>3.42E-04</text:p>
          </table:table-cell>
          <table:table-cell office:value-type="float" office:value="0.00037220363521716" calcext:value-type="float">
            <text:p>3.72E-04</text:p>
          </table:table-cell>
          <table:table-cell table:formula="of:=2*[.$B12]&lt;[.$C12]" office:value-type="boolean" office:boolean-value="false" calcext:value-type="boolean">
            <text:p>FALSE</text:p>
          </table:table-cell>
          <table:table-cell table:formula="of:=10*[.$B12]&lt;[.$C12]" office:value-type="boolean" office:boolean-value="false" calcext:value-type="boolean">
            <text:p>FALSE</text:p>
          </table:table-cell>
          <table:table-cell table:formula="of:=[.$B12]&gt;2*[.$C12]" office:value-type="boolean" office:boolean-value="false" calcext:value-type="boolean">
            <text:p>FALSE</text:p>
          </table:table-cell>
          <table:table-cell table:formula="of:=[.$B12]&gt;10*[.$C1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T'4000</text:p>
          </table:table-cell>
          <table:table-cell office:value-type="float" office:value="0.000331633833468275" calcext:value-type="float">
            <text:p>3.32E-04</text:p>
          </table:table-cell>
          <table:table-cell office:value-type="float" office:value="0.000358527089929763" calcext:value-type="float">
            <text:p>3.59E-04</text:p>
          </table:table-cell>
          <table:table-cell table:formula="of:=2*[.$B13]&lt;[.$C13]" office:value-type="boolean" office:boolean-value="false" calcext:value-type="boolean">
            <text:p>FALSE</text:p>
          </table:table-cell>
          <table:table-cell table:formula="of:=10*[.$B13]&lt;[.$C13]" office:value-type="boolean" office:boolean-value="false" calcext:value-type="boolean">
            <text:p>FALSE</text:p>
          </table:table-cell>
          <table:table-cell table:formula="of:=[.$B13]&gt;2*[.$C13]" office:value-type="boolean" office:boolean-value="false" calcext:value-type="boolean">
            <text:p>FALSE</text:p>
          </table:table-cell>
          <table:table-cell table:formula="of:=[.$B13]&gt;10*[.$C1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appr/CR4000</text:p>
          </table:table-cell>
          <table:table-cell office:value-type="float" office:value="0.000618249285152968" calcext:value-type="float">
            <text:p>6.18E-04</text:p>
          </table:table-cell>
          <table:table-cell table:style-name="ce3" office:value-type="float" office:value="0.00119413541958586" calcext:value-type="float">
            <text:p>1.19E-03</text:p>
          </table:table-cell>
          <table:table-cell table:formula="of:=2*[.$B14]&lt;[.$C14]" office:value-type="boolean" office:boolean-value="false" calcext:value-type="boolean">
            <text:p>FALSE</text:p>
          </table:table-cell>
          <table:table-cell table:formula="of:=10*[.$B14]&lt;[.$C14]" office:value-type="boolean" office:boolean-value="false" calcext:value-type="boolean">
            <text:p>FALSE</text:p>
          </table:table-cell>
          <table:table-cell table:formula="of:=[.$B14]&gt;2*[.$C14]" office:value-type="boolean" office:boolean-value="false" calcext:value-type="boolean">
            <text:p>FALSE</text:p>
          </table:table-cell>
          <table:table-cell table:formula="of:=[.$B14]&gt;10*[.$C1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doubleLog</text:p>
          </table:table-cell>
          <table:table-cell office:value-type="float" office:value="0.00000000395938039493758" calcext:value-type="float">
            <text:p>3.96E-09</text:p>
          </table:table-cell>
          <table:table-cell table:style-name="ce2" office:value-type="float" office:value="0.0000000221662526197333" calcext:value-type="float">
            <text:p>2.22E-08</text:p>
          </table:table-cell>
          <table:table-cell table:formula="of:=2*[.$B15]&lt;[.$C15]" office:value-type="boolean" office:boolean-value="true" calcext:value-type="boolean">
            <text:p>TRUE</text:p>
          </table:table-cell>
          <table:table-cell table:formula="of:=10*[.$B15]&lt;[.$C15]" office:value-type="boolean" office:boolean-value="false" calcext:value-type="boolean">
            <text:p>FALSE</text:p>
          </table:table-cell>
          <table:table-cell table:formula="of:=[.$B15]&gt;2*[.$C15]" office:value-type="boolean" office:boolean-value="false" calcext:value-type="boolean">
            <text:p>FALSE</text:p>
          </table:table-cell>
          <table:table-cell table:formula="of:=[.$B15]&gt;10*[.$C1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B</text:p>
          </table:table-cell>
          <table:table-cell office:value-type="float" office:value="0.000062848646367018" calcext:value-type="float">
            <text:p>6.28E-05</text:p>
          </table:table-cell>
          <table:table-cell office:value-type="float" office:value="0.0000682973493180845" calcext:value-type="float">
            <text:p>6.83E-05</text:p>
          </table:table-cell>
          <table:table-cell table:formula="of:=2*[.$B16]&lt;[.$C16]" office:value-type="boolean" office:boolean-value="false" calcext:value-type="boolean">
            <text:p>FALSE</text:p>
          </table:table-cell>
          <table:table-cell table:formula="of:=10*[.$B16]&lt;[.$C16]" office:value-type="boolean" office:boolean-value="false" calcext:value-type="boolean">
            <text:p>FALSE</text:p>
          </table:table-cell>
          <table:table-cell table:formula="of:=[.$B16]&gt;2*[.$C16]" office:value-type="boolean" office:boolean-value="false" calcext:value-type="boolean">
            <text:p>FALSE</text:p>
          </table:table-cell>
          <table:table-cell table:formula="of:=[.$B16]&gt;10*[.$C1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T</text:p>
          </table:table-cell>
          <table:table-cell office:value-type="float" office:value="0.0000825921683158336" calcext:value-type="float">
            <text:p>8.26E-05</text:p>
          </table:table-cell>
          <table:table-cell office:value-type="float" office:value="0.0000848504718331856" calcext:value-type="float">
            <text:p>8.49E-05</text:p>
          </table:table-cell>
          <table:table-cell table:formula="of:=2*[.$B17]&lt;[.$C17]" office:value-type="boolean" office:boolean-value="false" calcext:value-type="boolean">
            <text:p>FALSE</text:p>
          </table:table-cell>
          <table:table-cell table:formula="of:=10*[.$B17]&lt;[.$C17]" office:value-type="boolean" office:boolean-value="false" calcext:value-type="boolean">
            <text:p>FALSE</text:p>
          </table:table-cell>
          <table:table-cell table:formula="of:=[.$B17]&gt;2*[.$C17]" office:value-type="boolean" office:boolean-value="false" calcext:value-type="boolean">
            <text:p>FALSE</text:p>
          </table:table-cell>
          <table:table-cell table:formula="of:=[.$B17]&gt;10*[.$C1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agm</text:p>
          </table:table-cell>
          <table:table-cell office:value-type="float" office:value="0.000235762679716371" calcext:value-type="float">
            <text:p>2.36E-04</text:p>
          </table:table-cell>
          <table:table-cell office:value-type="float" office:value="0.000237731004212844" calcext:value-type="float">
            <text:p>2.38E-04</text:p>
          </table:table-cell>
          <table:table-cell table:formula="of:=2*[.$B18]&lt;[.$C18]" office:value-type="boolean" office:boolean-value="false" calcext:value-type="boolean">
            <text:p>FALSE</text:p>
          </table:table-cell>
          <table:table-cell table:formula="of:=10*[.$B18]&lt;[.$C18]" office:value-type="boolean" office:boolean-value="false" calcext:value-type="boolean">
            <text:p>FALSE</text:p>
          </table:table-cell>
          <table:table-cell table:formula="of:=[.$B18]&gt;2*[.$C18]" office:value-type="boolean" office:boolean-value="false" calcext:value-type="boolean">
            <text:p>FALSE</text:p>
          </table:table-cell>
          <table:table-cell table:formula="of:=[.$B18]&gt;10*[.$C1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B</text:p>
          </table:table-cell>
          <table:table-cell office:value-type="float" office:value="0.00171816035310468" calcext:value-type="float">
            <text:p>1.72E-03</text:p>
          </table:table-cell>
          <table:table-cell office:value-type="float" office:value="0.00112184278908406" calcext:value-type="float">
            <text:p>1.12E-03</text:p>
          </table:table-cell>
          <table:table-cell table:formula="of:=2*[.$B19]&lt;[.$C19]" office:value-type="boolean" office:boolean-value="false" calcext:value-type="boolean">
            <text:p>FALSE</text:p>
          </table:table-cell>
          <table:table-cell table:formula="of:=10*[.$B19]&lt;[.$C19]" office:value-type="boolean" office:boolean-value="false" calcext:value-type="boolean">
            <text:p>FALSE</text:p>
          </table:table-cell>
          <table:table-cell table:formula="of:=[.$B19]&gt;2*[.$C19]" office:value-type="boolean" office:boolean-value="false" calcext:value-type="boolean">
            <text:p>FALSE</text:p>
          </table:table-cell>
          <table:table-cell table:formula="of:=[.$B19]&gt;10*[.$C1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T</text:p>
          </table:table-cell>
          <table:table-cell office:value-type="float" office:value="0.00195803448575927" calcext:value-type="float">
            <text:p>1.96E-03</text:p>
          </table:table-cell>
          <table:table-cell office:value-type="float" office:value="0.00113813607529765" calcext:value-type="float">
            <text:p>1.14E-03</text:p>
          </table:table-cell>
          <table:table-cell table:formula="of:=2*[.$B20]&lt;[.$C20]" office:value-type="boolean" office:boolean-value="false" calcext:value-type="boolean">
            <text:p>FALSE</text:p>
          </table:table-cell>
          <table:table-cell table:formula="of:=10*[.$B20]&lt;[.$C20]" office:value-type="boolean" office:boolean-value="false" calcext:value-type="boolean">
            <text:p>FALSE</text:p>
          </table:table-cell>
          <table:table-cell table:formula="of:=[.$B20]&gt;2*[.$C20]" office:value-type="boolean" office:boolean-value="false" calcext:value-type="boolean">
            <text:p>FALSE</text:p>
          </table:table-cell>
          <table:table-cell table:formula="of:=[.$B20]&gt;10*[.$C2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agm</text:p>
          </table:table-cell>
          <table:table-cell office:value-type="float" office:value="0.00102810937662235" calcext:value-type="float">
            <text:p>1.03E-03</text:p>
          </table:table-cell>
          <table:table-cell table:style-name="ce4" office:value-type="float" office:value="0.000387664939183073" calcext:value-type="float">
            <text:p>3.88E-04</text:p>
          </table:table-cell>
          <table:table-cell table:formula="of:=2*[.$B21]&lt;[.$C21]" office:value-type="boolean" office:boolean-value="false" calcext:value-type="boolean">
            <text:p>FALSE</text:p>
          </table:table-cell>
          <table:table-cell table:formula="of:=10*[.$B21]&lt;[.$C21]" office:value-type="boolean" office:boolean-value="false" calcext:value-type="boolean">
            <text:p>FALSE</text:p>
          </table:table-cell>
          <table:table-cell table:formula="of:=[.$B21]&gt;2*[.$C21]" office:value-type="boolean" office:boolean-value="true" calcext:value-type="boolean">
            <text:p>TRUE</text:p>
          </table:table-cell>
          <table:table-cell table:formula="of:=[.$B21]&gt;10*[.$C2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0B</text:p>
          </table:table-cell>
          <table:table-cell table:style-name="Default" office:value-type="float" office:value="0.273122333103418" calcext:value-type="float">
            <text:p>0.273122333103418</text:p>
          </table:table-cell>
          <table:table-cell table:style-name="ce4" office:value-type="float" office:value="0.0694805686861275" calcext:value-type="float">
            <text:p>6.95E-02</text:p>
          </table:table-cell>
          <table:table-cell table:formula="of:=2*[.$B22]&lt;[.$C22]" office:value-type="boolean" office:boolean-value="false" calcext:value-type="boolean">
            <text:p>FALSE</text:p>
          </table:table-cell>
          <table:table-cell table:formula="of:=10*[.$B22]&lt;[.$C22]" office:value-type="boolean" office:boolean-value="false" calcext:value-type="boolean">
            <text:p>FALSE</text:p>
          </table:table-cell>
          <table:table-cell table:formula="of:=[.$B22]&gt;2*[.$C22]" office:value-type="boolean" office:boolean-value="true" calcext:value-type="boolean">
            <text:p>TRUE</text:p>
          </table:table-cell>
          <table:table-cell table:formula="of:=[.$B22]&gt;10*[.$C2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appr/4000T</text:p>
          </table:table-cell>
          <table:table-cell table:style-name="Default" office:value-type="float" office:value="2.6122363005177" calcext:value-type="float">
            <text:p>2.6122363005177</text:p>
          </table:table-cell>
          <table:table-cell table:style-name="ce5" office:value-type="float" office:value="0.0730505446549142" calcext:value-type="float">
            <text:p>7.31E-02</text:p>
          </table:table-cell>
          <table:table-cell table:formula="of:=2*[.$B23]&lt;[.$C23]" office:value-type="boolean" office:boolean-value="false" calcext:value-type="boolean">
            <text:p>FALSE</text:p>
          </table:table-cell>
          <table:table-cell table:formula="of:=10*[.$B23]&lt;[.$C23]" office:value-type="boolean" office:boolean-value="false" calcext:value-type="boolean">
            <text:p>FALSE</text:p>
          </table:table-cell>
          <table:table-cell table:formula="of:=[.$B23]&gt;2*[.$C23]" office:value-type="boolean" office:boolean-value="true" calcext:value-type="boolean">
            <text:p>TRUE</text:p>
          </table:table-cell>
          <table:table-cell table:formula="of:=[.$B23]&gt;10*[.$C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gappr/4000agm</text:p>
          </table:table-cell>
          <table:table-cell office:value-type="float" office:value="0.021270376136174" calcext:value-type="float">
            <text:p>2.13E-02</text:p>
          </table:table-cell>
          <table:table-cell table:style-name="ce6" office:value-type="float" office:value="0.00919089787352509" calcext:value-type="float">
            <text:p>9.19E-03</text:p>
          </table:table-cell>
          <table:table-cell table:formula="of:=2*[.$B24]&lt;[.$C24]" office:value-type="boolean" office:boolean-value="false" calcext:value-type="boolean">
            <text:p>FALSE</text:p>
          </table:table-cell>
          <table:table-cell table:formula="of:=10*[.$B24]&lt;[.$C24]" office:value-type="boolean" office:boolean-value="false" calcext:value-type="boolean">
            <text:p>FALSE</text:p>
          </table:table-cell>
          <table:table-cell table:formula="of:=[.$B24]&gt;2*[.$C24]" office:value-type="boolean" office:boolean-value="true" calcext:value-type="boolean">
            <text:p>TRUE</text:p>
          </table:table-cell>
          <table:table-cell table:formula="of:=[.$B24]&gt;10*[.$C2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double</text:p>
          </table:table-cell>
          <table:table-cell office:value-type="float" office:value="0.00000000424743101108778" calcext:value-type="float">
            <text:p>4.25E-09</text:p>
          </table:table-cell>
          <table:table-cell table:style-name="ce2" office:value-type="float" office:value="0.0000000181352341003418" calcext:value-type="float">
            <text:p>1.81E-08</text:p>
          </table:table-cell>
          <table:table-cell table:formula="of:=2*[.$B25]&lt;[.$C25]" office:value-type="boolean" office:boolean-value="true" calcext:value-type="boolean">
            <text:p>TRUE</text:p>
          </table:table-cell>
          <table:table-cell table:formula="of:=10*[.$B25]&lt;[.$C25]" office:value-type="boolean" office:boolean-value="false" calcext:value-type="boolean">
            <text:p>FALSE</text:p>
          </table:table-cell>
          <table:table-cell table:formula="of:=[.$B25]&gt;2*[.$C25]" office:value-type="boolean" office:boolean-value="false" calcext:value-type="boolean">
            <text:p>FALSE</text:p>
          </table:table-cell>
          <table:table-cell table:formula="of:=[.$B25]&gt;10*[.$C2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40</text:p>
          </table:table-cell>
          <table:table-cell office:value-type="float" office:value="0.0000108460896121475" calcext:value-type="float">
            <text:p>1.08E-05</text:p>
          </table:table-cell>
          <table:table-cell office:value-type="float" office:value="0.0000131270477010857" calcext:value-type="float">
            <text:p>1.31E-05</text:p>
          </table:table-cell>
          <table:table-cell table:formula="of:=2*[.$B26]&lt;[.$C26]" office:value-type="boolean" office:boolean-value="false" calcext:value-type="boolean">
            <text:p>FALSE</text:p>
          </table:table-cell>
          <table:table-cell table:formula="of:=10*[.$B26]&lt;[.$C26]" office:value-type="boolean" office:boolean-value="false" calcext:value-type="boolean">
            <text:p>FALSE</text:p>
          </table:table-cell>
          <table:table-cell table:formula="of:=[.$B26]&gt;2*[.$C26]" office:value-type="boolean" office:boolean-value="false" calcext:value-type="boolean">
            <text:p>FALSE</text:p>
          </table:table-cell>
          <table:table-cell table:formula="of:=[.$B26]&gt;10*[.$C2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xp/400</text:p>
          </table:table-cell>
          <table:table-cell office:value-type="float" office:value="0.000140293483072631" calcext:value-type="float">
            <text:p>1.40E-04</text:p>
          </table:table-cell>
          <table:table-cell office:value-type="float" office:value="0.00017415586890513" calcext:value-type="float">
            <text:p>1.74E-04</text:p>
          </table:table-cell>
          <table:table-cell table:formula="of:=2*[.$B27]&lt;[.$C27]" office:value-type="boolean" office:boolean-value="false" calcext:value-type="boolean">
            <text:p>FALSE</text:p>
          </table:table-cell>
          <table:table-cell table:formula="of:=10*[.$B27]&lt;[.$C27]" office:value-type="boolean" office:boolean-value="false" calcext:value-type="boolean">
            <text:p>FALSE</text:p>
          </table:table-cell>
          <table:table-cell table:formula="of:=[.$B27]&gt;2*[.$C27]" office:value-type="boolean" office:boolean-value="false" calcext:value-type="boolean">
            <text:p>FALSE</text:p>
          </table:table-cell>
          <table:table-cell table:formula="of:=[.$B27]&gt;10*[.$C2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double</text:p>
          </table:table-cell>
          <table:table-cell office:value-type="float" office:value="0.00000000410514347544239" calcext:value-type="float">
            <text:p>4.11E-09</text:p>
          </table:table-cell>
          <table:table-cell table:style-name="ce2" office:value-type="float" office:value="0.0000000214813601030397" calcext:value-type="float">
            <text:p>2.15E-08</text:p>
          </table:table-cell>
          <table:table-cell table:formula="of:=2*[.$B28]&lt;[.$C28]" office:value-type="boolean" office:boolean-value="true" calcext:value-type="boolean">
            <text:p>TRUE</text:p>
          </table:table-cell>
          <table:table-cell table:formula="of:=10*[.$B28]&lt;[.$C28]" office:value-type="boolean" office:boolean-value="false" calcext:value-type="boolean">
            <text:p>FALSE</text:p>
          </table:table-cell>
          <table:table-cell table:formula="of:=[.$B28]&gt;2*[.$C28]" office:value-type="boolean" office:boolean-value="false" calcext:value-type="boolean">
            <text:p>FALSE</text:p>
          </table:table-cell>
          <table:table-cell table:formula="of:=[.$B28]&gt;10*[.$C2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40</text:p>
          </table:table-cell>
          <table:table-cell office:value-type="float" office:value="0.000117376045269836" calcext:value-type="float">
            <text:p>1.17E-04</text:p>
          </table:table-cell>
          <table:table-cell office:value-type="float" office:value="0.000116355688706856" calcext:value-type="float">
            <text:p>1.16E-04</text:p>
          </table:table-cell>
          <table:table-cell table:formula="of:=2*[.$B29]&lt;[.$C29]" office:value-type="boolean" office:boolean-value="false" calcext:value-type="boolean">
            <text:p>FALSE</text:p>
          </table:table-cell>
          <table:table-cell table:formula="of:=10*[.$B29]&lt;[.$C29]" office:value-type="boolean" office:boolean-value="false" calcext:value-type="boolean">
            <text:p>FALSE</text:p>
          </table:table-cell>
          <table:table-cell table:formula="of:=[.$B29]&gt;2*[.$C29]" office:value-type="boolean" office:boolean-value="false" calcext:value-type="boolean">
            <text:p>FALSE</text:p>
          </table:table-cell>
          <table:table-cell table:formula="of:=[.$B29]&gt;10*[.$C2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og/400</text:p>
          </table:table-cell>
          <table:table-cell office:value-type="float" office:value="0.00220206689979636" calcext:value-type="float">
            <text:p>2.20E-03</text:p>
          </table:table-cell>
          <table:table-cell office:value-type="float" office:value="0.00217396261610291" calcext:value-type="float">
            <text:p>2.17E-03</text:p>
          </table:table-cell>
          <table:table-cell table:formula="of:=2*[.$B30]&lt;[.$C30]" office:value-type="boolean" office:boolean-value="false" calcext:value-type="boolean">
            <text:p>FALSE</text:p>
          </table:table-cell>
          <table:table-cell table:formula="of:=10*[.$B30]&lt;[.$C30]" office:value-type="boolean" office:boolean-value="false" calcext:value-type="boolean">
            <text:p>FALSE</text:p>
          </table:table-cell>
          <table:table-cell table:formula="of:=[.$B30]&gt;2*[.$C30]" office:value-type="boolean" office:boolean-value="false" calcext:value-type="boolean">
            <text:p>FALSE</text:p>
          </table:table-cell>
          <table:table-cell table:formula="of:=[.$B30]&gt;10*[.$C3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double</text:p>
          </table:table-cell>
          <table:table-cell office:value-type="float" office:value="0.00000000422118345033056" calcext:value-type="float">
            <text:p>4.22E-09</text:p>
          </table:table-cell>
          <table:table-cell table:style-name="ce2" office:value-type="float" office:value="0.0000000164773003385547" calcext:value-type="float">
            <text:p>1.65E-08</text:p>
          </table:table-cell>
          <table:table-cell table:formula="of:=2*[.$B31]&lt;[.$C31]" office:value-type="boolean" office:boolean-value="true" calcext:value-type="boolean">
            <text:p>TRUE</text:p>
          </table:table-cell>
          <table:table-cell table:formula="of:=10*[.$B31]&lt;[.$C31]" office:value-type="boolean" office:boolean-value="false" calcext:value-type="boolean">
            <text:p>FALSE</text:p>
          </table:table-cell>
          <table:table-cell table:formula="of:=[.$B31]&gt;2*[.$C31]" office:value-type="boolean" office:boolean-value="false" calcext:value-type="boolean">
            <text:p>FALSE</text:p>
          </table:table-cell>
          <table:table-cell table:formula="of:=[.$B31]&gt;10*[.$C3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</text:p>
          </table:table-cell>
          <table:table-cell office:value-type="float" office:value="0.000020525502918879" calcext:value-type="float">
            <text:p>2.05E-05</text:p>
          </table:table-cell>
          <table:table-cell office:value-type="float" office:value="0.0000259924619028488" calcext:value-type="float">
            <text:p>2.60E-05</text:p>
          </table:table-cell>
          <table:table-cell table:formula="of:=2*[.$B32]&lt;[.$C32]" office:value-type="boolean" office:boolean-value="false" calcext:value-type="boolean">
            <text:p>FALSE</text:p>
          </table:table-cell>
          <table:table-cell table:formula="of:=10*[.$B32]&lt;[.$C32]" office:value-type="boolean" office:boolean-value="false" calcext:value-type="boolean">
            <text:p>FALSE</text:p>
          </table:table-cell>
          <table:table-cell table:formula="of:=[.$B32]&gt;2*[.$C32]" office:value-type="boolean" office:boolean-value="false" calcext:value-type="boolean">
            <text:p>FALSE</text:p>
          </table:table-cell>
          <table:table-cell table:formula="of:=[.$B32]&gt;10*[.$C3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T</text:p>
          </table:table-cell>
          <table:table-cell office:value-type="float" office:value="0.0000125283901474272" calcext:value-type="float">
            <text:p>1.25E-05</text:p>
          </table:table-cell>
          <table:table-cell office:value-type="float" office:value="0.0000165197829046361" calcext:value-type="float">
            <text:p>1.65E-05</text:p>
          </table:table-cell>
          <table:table-cell table:formula="of:=2*[.$B33]&lt;[.$C33]" office:value-type="boolean" office:boolean-value="false" calcext:value-type="boolean">
            <text:p>FALSE</text:p>
          </table:table-cell>
          <table:table-cell table:formula="of:=10*[.$B33]&lt;[.$C33]" office:value-type="boolean" office:boolean-value="false" calcext:value-type="boolean">
            <text:p>FALSE</text:p>
          </table:table-cell>
          <table:table-cell table:formula="of:=[.$B33]&gt;2*[.$C33]" office:value-type="boolean" office:boolean-value="false" calcext:value-type="boolean">
            <text:p>FALSE</text:p>
          </table:table-cell>
          <table:table-cell table:formula="of:=[.$B33]&gt;10*[.$C3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CR</text:p>
          </table:table-cell>
          <table:table-cell office:value-type="float" office:value="0.000028681855323722" calcext:value-type="float">
            <text:p>2.87E-05</text:p>
          </table:table-cell>
          <table:table-cell office:value-type="float" office:value="0.0000312381407057793" calcext:value-type="float">
            <text:p>3.12E-05</text:p>
          </table:table-cell>
          <table:table-cell table:formula="of:=2*[.$B34]&lt;[.$C34]" office:value-type="boolean" office:boolean-value="false" calcext:value-type="boolean">
            <text:p>FALSE</text:p>
          </table:table-cell>
          <table:table-cell table:formula="of:=10*[.$B34]&lt;[.$C34]" office:value-type="boolean" office:boolean-value="false" calcext:value-type="boolean">
            <text:p>FALSE</text:p>
          </table:table-cell>
          <table:table-cell table:formula="of:=[.$B34]&gt;2*[.$C34]" office:value-type="boolean" office:boolean-value="false" calcext:value-type="boolean">
            <text:p>FALSE</text:p>
          </table:table-cell>
          <table:table-cell table:formula="of:=[.$B34]&gt;10*[.$C3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</text:p>
          </table:table-cell>
          <table:table-cell office:value-type="float" office:value="0.00023568313168655" calcext:value-type="float">
            <text:p>2.36E-04</text:p>
          </table:table-cell>
          <table:table-cell table:style-name="ce2" office:value-type="float" office:value="0.000505383723341368" calcext:value-type="float">
            <text:p>5.05E-04</text:p>
          </table:table-cell>
          <table:table-cell table:formula="of:=2*[.$B35]&lt;[.$C35]" office:value-type="boolean" office:boolean-value="true" calcext:value-type="boolean">
            <text:p>TRUE</text:p>
          </table:table-cell>
          <table:table-cell table:formula="of:=10*[.$B35]&lt;[.$C35]" office:value-type="boolean" office:boolean-value="false" calcext:value-type="boolean">
            <text:p>FALSE</text:p>
          </table:table-cell>
          <table:table-cell table:formula="of:=[.$B35]&gt;2*[.$C35]" office:value-type="boolean" office:boolean-value="false" calcext:value-type="boolean">
            <text:p>FALSE</text:p>
          </table:table-cell>
          <table:table-cell table:formula="of:=[.$B35]&gt;10*[.$C3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T</text:p>
          </table:table-cell>
          <table:table-cell office:value-type="float" office:value="0.0000867151301749734" calcext:value-type="float">
            <text:p>8.67E-05</text:p>
          </table:table-cell>
          <table:table-cell office:value-type="float" office:value="0.0000993325312568089" calcext:value-type="float">
            <text:p>9.93E-05</text:p>
          </table:table-cell>
          <table:table-cell table:formula="of:=2*[.$B36]&lt;[.$C36]" office:value-type="boolean" office:boolean-value="false" calcext:value-type="boolean">
            <text:p>FALSE</text:p>
          </table:table-cell>
          <table:table-cell table:formula="of:=10*[.$B36]&lt;[.$C36]" office:value-type="boolean" office:boolean-value="false" calcext:value-type="boolean">
            <text:p>FALSE</text:p>
          </table:table-cell>
          <table:table-cell table:formula="of:=[.$B36]&gt;2*[.$C36]" office:value-type="boolean" office:boolean-value="false" calcext:value-type="boolean">
            <text:p>FALSE</text:p>
          </table:table-cell>
          <table:table-cell table:formula="of:=[.$B36]&gt;10*[.$C3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CR</text:p>
          </table:table-cell>
          <table:table-cell office:value-type="float" office:value="0.00103483159864741" calcext:value-type="float">
            <text:p>1.03E-03</text:p>
          </table:table-cell>
          <table:table-cell office:value-type="float" office:value="0.000800261552638016" calcext:value-type="float">
            <text:p>8.00E-04</text:p>
          </table:table-cell>
          <table:table-cell table:formula="of:=2*[.$B37]&lt;[.$C37]" office:value-type="boolean" office:boolean-value="false" calcext:value-type="boolean">
            <text:p>FALSE</text:p>
          </table:table-cell>
          <table:table-cell table:formula="of:=10*[.$B37]&lt;[.$C37]" office:value-type="boolean" office:boolean-value="false" calcext:value-type="boolean">
            <text:p>FALSE</text:p>
          </table:table-cell>
          <table:table-cell table:formula="of:=[.$B37]&gt;2*[.$C37]" office:value-type="boolean" office:boolean-value="false" calcext:value-type="boolean">
            <text:p>FALSE</text:p>
          </table:table-cell>
          <table:table-cell table:formula="of:=[.$B37]&gt;10*[.$C3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0T</text:p>
          </table:table-cell>
          <table:table-cell office:value-type="float" office:value="0.0187083318076887" calcext:value-type="float">
            <text:p>1.87E-02</text:p>
          </table:table-cell>
          <table:table-cell table:style-name="ce3" office:value-type="float" office:value="0.00993802562874242" calcext:value-type="float">
            <text:p>9.94E-03</text:p>
          </table:table-cell>
          <table:table-cell table:formula="of:=2*[.$B38]&lt;[.$C38]" office:value-type="boolean" office:boolean-value="false" calcext:value-type="boolean">
            <text:p>FALSE</text:p>
          </table:table-cell>
          <table:table-cell table:formula="of:=10*[.$B38]&lt;[.$C38]" office:value-type="boolean" office:boolean-value="false" calcext:value-type="boolean">
            <text:p>FALSE</text:p>
          </table:table-cell>
          <table:table-cell table:formula="of:=[.$B38]&gt;2*[.$C38]" office:value-type="boolean" office:boolean-value="false" calcext:value-type="boolean">
            <text:p>FALSE</text:p>
          </table:table-cell>
          <table:table-cell table:formula="of:=[.$B38]&gt;10*[.$C3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in/4000CR</text:p>
          </table:table-cell>
          <table:table-cell table:style-name="Default" office:value-type="float" office:value="0.239476556690641" calcext:value-type="float">
            <text:p>0.239476556690641</text:p>
          </table:table-cell>
          <table:table-cell table:style-name="ce4" office:value-type="float" office:value="0.0766296232952069" calcext:value-type="float">
            <text:p>7.66E-02</text:p>
          </table:table-cell>
          <table:table-cell table:formula="of:=2*[.$B39]&lt;[.$C39]" office:value-type="boolean" office:boolean-value="false" calcext:value-type="boolean">
            <text:p>FALSE</text:p>
          </table:table-cell>
          <table:table-cell table:formula="of:=10*[.$B39]&lt;[.$C39]" office:value-type="boolean" office:boolean-value="false" calcext:value-type="boolean">
            <text:p>FALSE</text:p>
          </table:table-cell>
          <table:table-cell table:formula="of:=[.$B39]&gt;2*[.$C39]" office:value-type="boolean" office:boolean-value="true" calcext:value-type="boolean">
            <text:p>TRUE</text:p>
          </table:table-cell>
          <table:table-cell table:formula="of:=[.$B39]&gt;10*[.$C3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double</text:p>
          </table:table-cell>
          <table:table-cell office:value-type="float" office:value="0.00000000422084486957988" calcext:value-type="float">
            <text:p>4.22E-09</text:p>
          </table:table-cell>
          <table:table-cell table:style-name="ce2" office:value-type="float" office:value="0.0000000192262965334137" calcext:value-type="float">
            <text:p>1.92E-08</text:p>
          </table:table-cell>
          <table:table-cell table:formula="of:=2*[.$B40]&lt;[.$C40]" office:value-type="boolean" office:boolean-value="true" calcext:value-type="boolean">
            <text:p>TRUE</text:p>
          </table:table-cell>
          <table:table-cell table:formula="of:=10*[.$B40]&lt;[.$C40]" office:value-type="boolean" office:boolean-value="false" calcext:value-type="boolean">
            <text:p>FALSE</text:p>
          </table:table-cell>
          <table:table-cell table:formula="of:=[.$B40]&gt;2*[.$C40]" office:value-type="boolean" office:boolean-value="false" calcext:value-type="boolean">
            <text:p>FALSE</text:p>
          </table:table-cell>
          <table:table-cell table:formula="of:=[.$B40]&gt;10*[.$C4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40</text:p>
          </table:table-cell>
          <table:table-cell office:value-type="float" office:value="0.0000206427731666677" calcext:value-type="float">
            <text:p>2.06E-05</text:p>
          </table:table-cell>
          <table:table-cell office:value-type="float" office:value="0.0000259573509076418" calcext:value-type="float">
            <text:p>2.60E-05</text:p>
          </table:table-cell>
          <table:table-cell table:formula="of:=2*[.$B41]&lt;[.$C41]" office:value-type="boolean" office:boolean-value="false" calcext:value-type="boolean">
            <text:p>FALSE</text:p>
          </table:table-cell>
          <table:table-cell table:formula="of:=10*[.$B41]&lt;[.$C41]" office:value-type="boolean" office:boolean-value="false" calcext:value-type="boolean">
            <text:p>FALSE</text:p>
          </table:table-cell>
          <table:table-cell table:formula="of:=[.$B41]&gt;2*[.$C41]" office:value-type="boolean" office:boolean-value="false" calcext:value-type="boolean">
            <text:p>FALSE</text:p>
          </table:table-cell>
          <table:table-cell table:formula="of:=[.$B41]&gt;10*[.$C4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os/400</text:p>
          </table:table-cell>
          <table:table-cell office:value-type="float" office:value="0.000260893517468127" calcext:value-type="float">
            <text:p>2.61E-04</text:p>
          </table:table-cell>
          <table:table-cell table:style-name="ce2" office:value-type="float" office:value="0.000530015963140956" calcext:value-type="float">
            <text:p>5.30E-04</text:p>
          </table:table-cell>
          <table:table-cell table:formula="of:=2*[.$B42]&lt;[.$C42]" office:value-type="boolean" office:boolean-value="true" calcext:value-type="boolean">
            <text:p>TRUE</text:p>
          </table:table-cell>
          <table:table-cell table:formula="of:=10*[.$B42]&lt;[.$C42]" office:value-type="boolean" office:boolean-value="false" calcext:value-type="boolean">
            <text:p>FALSE</text:p>
          </table:table-cell>
          <table:table-cell table:formula="of:=[.$B42]&gt;2*[.$C42]" office:value-type="boolean" office:boolean-value="false" calcext:value-type="boolean">
            <text:p>FALSE</text:p>
          </table:table-cell>
          <table:table-cell table:formula="of:=[.$B42]&gt;10*[.$C4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double</text:p>
          </table:table-cell>
          <table:table-cell office:value-type="float" office:value="0.00000000434228252641211" calcext:value-type="float">
            <text:p>4.34E-09</text:p>
          </table:table-cell>
          <table:table-cell table:style-name="ce2" office:value-type="float" office:value="0.0000000172156742211938" calcext:value-type="float">
            <text:p>1.72E-08</text:p>
          </table:table-cell>
          <table:table-cell table:formula="of:=2*[.$B43]&lt;[.$C43]" office:value-type="boolean" office:boolean-value="true" calcext:value-type="boolean">
            <text:p>TRUE</text:p>
          </table:table-cell>
          <table:table-cell table:formula="of:=10*[.$B43]&lt;[.$C43]" office:value-type="boolean" office:boolean-value="false" calcext:value-type="boolean">
            <text:p>FALSE</text:p>
          </table:table-cell>
          <table:table-cell table:formula="of:=[.$B43]&gt;2*[.$C43]" office:value-type="boolean" office:boolean-value="false" calcext:value-type="boolean">
            <text:p>FALSE</text:p>
          </table:table-cell>
          <table:table-cell table:formula="of:=[.$B43]&gt;10*[.$C4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40</text:p>
          </table:table-cell>
          <table:table-cell office:value-type="float" office:value="0.0000574963178566805" calcext:value-type="float">
            <text:p>5.75E-05</text:p>
          </table:table-cell>
          <table:table-cell office:value-type="float" office:value="0.0000537836813635249" calcext:value-type="float">
            <text:p>5.38E-05</text:p>
          </table:table-cell>
          <table:table-cell table:formula="of:=2*[.$B44]&lt;[.$C44]" office:value-type="boolean" office:boolean-value="false" calcext:value-type="boolean">
            <text:p>FALSE</text:p>
          </table:table-cell>
          <table:table-cell table:formula="of:=10*[.$B44]&lt;[.$C44]" office:value-type="boolean" office:boolean-value="false" calcext:value-type="boolean">
            <text:p>FALSE</text:p>
          </table:table-cell>
          <table:table-cell table:formula="of:=[.$B44]&gt;2*[.$C44]" office:value-type="boolean" office:boolean-value="false" calcext:value-type="boolean">
            <text:p>FALSE</text:p>
          </table:table-cell>
          <table:table-cell table:formula="of:=[.$B44]&gt;10*[.$C4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tan/400</text:p>
          </table:table-cell>
          <table:table-cell office:value-type="float" office:value="0.00514826942930871" calcext:value-type="float">
            <text:p>5.15E-03</text:p>
          </table:table-cell>
          <table:table-cell table:style-name="ce6" office:value-type="float" office:value="0.000643927676329911" calcext:value-type="float">
            <text:p>6.44E-04</text:p>
          </table:table-cell>
          <table:table-cell table:formula="of:=2*[.$B45]&lt;[.$C45]" office:value-type="boolean" office:boolean-value="false" calcext:value-type="boolean">
            <text:p>FALSE</text:p>
          </table:table-cell>
          <table:table-cell table:formula="of:=10*[.$B45]&lt;[.$C45]" office:value-type="boolean" office:boolean-value="false" calcext:value-type="boolean">
            <text:p>FALSE</text:p>
          </table:table-cell>
          <table:table-cell table:formula="of:=[.$B45]&gt;2*[.$C45]" office:value-type="boolean" office:boolean-value="true" calcext:value-type="boolean">
            <text:p>TRUE</text:p>
          </table:table-cell>
          <table:table-cell table:formula="of:=[.$B45]&gt;10*[.$C4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double</text:p>
          </table:table-cell>
          <table:table-cell office:value-type="float" office:value="0.000000000298188187961733" calcext:value-type="float">
            <text:p>2.98E-10</text:p>
          </table:table-cell>
          <table:table-cell table:style-name="ce7" office:value-type="float" office:value="0.00000000811131310082742" calcext:value-type="float">
            <text:p>8.11E-09</text:p>
          </table:table-cell>
          <table:table-cell table:formula="of:=2*[.$B46]&lt;[.$C46]" office:value-type="boolean" office:boolean-value="true" calcext:value-type="boolean">
            <text:p>TRUE</text:p>
          </table:table-cell>
          <table:table-cell table:formula="of:=10*[.$B46]&lt;[.$C46]" office:value-type="boolean" office:boolean-value="true" calcext:value-type="boolean">
            <text:p>TRUE</text:p>
          </table:table-cell>
          <table:table-cell table:formula="of:=[.$B46]&gt;2*[.$C46]" office:value-type="boolean" office:boolean-value="false" calcext:value-type="boolean">
            <text:p>FALSE</text:p>
          </table:table-cell>
          <table:table-cell table:formula="of:=[.$B46]&gt;10*[.$C4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40</text:p>
          </table:table-cell>
          <table:table-cell office:value-type="float" office:value="0.00000000717815984775849" calcext:value-type="float">
            <text:p>7.18E-09</text:p>
          </table:table-cell>
          <table:table-cell office:value-type="float" office:value="0.0000000111612022674636" calcext:value-type="float">
            <text:p>1.12E-08</text:p>
          </table:table-cell>
          <table:table-cell table:formula="of:=2*[.$B47]&lt;[.$C47]" office:value-type="boolean" office:boolean-value="false" calcext:value-type="boolean">
            <text:p>FALSE</text:p>
          </table:table-cell>
          <table:table-cell table:formula="of:=10*[.$B47]&lt;[.$C47]" office:value-type="boolean" office:boolean-value="false" calcext:value-type="boolean">
            <text:p>FALSE</text:p>
          </table:table-cell>
          <table:table-cell table:formula="of:=[.$B47]&gt;2*[.$C47]" office:value-type="boolean" office:boolean-value="false" calcext:value-type="boolean">
            <text:p>FALSE</text:p>
          </table:table-cell>
          <table:table-cell table:formula="of:=[.$B47]&gt;10*[.$C4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/400</text:p>
          </table:table-cell>
          <table:table-cell office:value-type="float" office:value="0.00000000745292270719219" calcext:value-type="float">
            <text:p>7.45E-09</text:p>
          </table:table-cell>
          <table:table-cell office:value-type="float" office:value="0.0000000114586302426586" calcext:value-type="float">
            <text:p>1.15E-08</text:p>
          </table:table-cell>
          <table:table-cell table:formula="of:=2*[.$B48]&lt;[.$C48]" office:value-type="boolean" office:boolean-value="false" calcext:value-type="boolean">
            <text:p>FALSE</text:p>
          </table:table-cell>
          <table:table-cell table:formula="of:=10*[.$B48]&lt;[.$C48]" office:value-type="boolean" office:boolean-value="false" calcext:value-type="boolean">
            <text:p>FALSE</text:p>
          </table:table-cell>
          <table:table-cell table:formula="of:=[.$B48]&gt;2*[.$C48]" office:value-type="boolean" office:boolean-value="false" calcext:value-type="boolean">
            <text:p>FALSE</text:p>
          </table:table-cell>
          <table:table-cell table:formula="of:=[.$B48]&gt;10*[.$C4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D</text:p>
          </table:table-cell>
          <table:table-cell office:value-type="float" office:value="0.000000000291565416124186" calcext:value-type="float">
            <text:p>2.92E-10</text:p>
          </table:table-cell>
          <table:table-cell table:style-name="ce8" office:value-type="float" office:value="0.00000000812997218015544" calcext:value-type="float">
            <text:p>8.13E-09</text:p>
          </table:table-cell>
          <table:table-cell table:formula="of:=2*[.$B49]&lt;[.$C49]" office:value-type="boolean" office:boolean-value="true" calcext:value-type="boolean">
            <text:p>TRUE</text:p>
          </table:table-cell>
          <table:table-cell table:formula="of:=10*[.$B49]&lt;[.$C49]" office:value-type="boolean" office:boolean-value="true" calcext:value-type="boolean">
            <text:p>TRUE</text:p>
          </table:table-cell>
          <table:table-cell table:formula="of:=[.$B49]&gt;2*[.$C49]" office:value-type="boolean" office:boolean-value="false" calcext:value-type="boolean">
            <text:p>FALSE</text:p>
          </table:table-cell>
          <table:table-cell table:formula="of:=[.$B49]&gt;10*[.$C4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</text:p>
          </table:table-cell>
          <table:table-cell office:value-type="float" office:value="0.00000000742458509148491" calcext:value-type="float">
            <text:p>7.42E-09</text:p>
          </table:table-cell>
          <table:table-cell office:value-type="float" office:value="0.0000000111735582212093" calcext:value-type="float">
            <text:p>1.12E-08</text:p>
          </table:table-cell>
          <table:table-cell table:formula="of:=2*[.$B50]&lt;[.$C50]" office:value-type="boolean" office:boolean-value="false" calcext:value-type="boolean">
            <text:p>FALSE</text:p>
          </table:table-cell>
          <table:table-cell table:formula="of:=10*[.$B50]&lt;[.$C50]" office:value-type="boolean" office:boolean-value="false" calcext:value-type="boolean">
            <text:p>FALSE</text:p>
          </table:table-cell>
          <table:table-cell table:formula="of:=[.$B50]&gt;2*[.$C50]" office:value-type="boolean" office:boolean-value="false" calcext:value-type="boolean">
            <text:p>FALSE</text:p>
          </table:table-cell>
          <table:table-cell table:formula="of:=[.$B50]&gt;10*[.$C5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0</text:p>
          </table:table-cell>
          <table:table-cell office:value-type="float" office:value="0.00000000770556949723222" calcext:value-type="float">
            <text:p>7.71E-09</text:p>
          </table:table-cell>
          <table:table-cell office:value-type="float" office:value="0.0000000114525092177665" calcext:value-type="float">
            <text:p>1.15E-08</text:p>
          </table:table-cell>
          <table:table-cell table:formula="of:=2*[.$B51]&lt;[.$C51]" office:value-type="boolean" office:boolean-value="false" calcext:value-type="boolean">
            <text:p>FALSE</text:p>
          </table:table-cell>
          <table:table-cell table:formula="of:=10*[.$B51]&lt;[.$C51]" office:value-type="boolean" office:boolean-value="false" calcext:value-type="boolean">
            <text:p>FALSE</text:p>
          </table:table-cell>
          <table:table-cell table:formula="of:=[.$B51]&gt;2*[.$C51]" office:value-type="boolean" office:boolean-value="false" calcext:value-type="boolean">
            <text:p>FALSE</text:p>
          </table:table-cell>
          <table:table-cell table:formula="of:=[.$B51]&gt;10*[.$C5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pi 4000</text:p>
          </table:table-cell>
          <table:table-cell office:value-type="float" office:value="0.00000000688962501268557" calcext:value-type="float">
            <text:p>6.89E-09</text:p>
          </table:table-cell>
          <table:table-cell office:value-type="float" office:value="0.0000000111397331058319" calcext:value-type="float">
            <text:p>1.11E-08</text:p>
          </table:table-cell>
          <table:table-cell table:formula="of:=2*[.$B52]&lt;[.$C52]" office:value-type="boolean" office:boolean-value="false" calcext:value-type="boolean">
            <text:p>FALSE</text:p>
          </table:table-cell>
          <table:table-cell table:formula="of:=10*[.$B52]&lt;[.$C52]" office:value-type="boolean" office:boolean-value="false" calcext:value-type="boolean">
            <text:p>FALSE</text:p>
          </table:table-cell>
          <table:table-cell table:formula="of:=[.$B52]&gt;2*[.$C52]" office:value-type="boolean" office:boolean-value="false" calcext:value-type="boolean">
            <text:p>FALSE</text:p>
          </table:table-cell>
          <table:table-cell table:formula="of:=[.$B52]&gt;10*[.$C5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D</text:p>
          </table:table-cell>
          <table:table-cell office:value-type="float" office:value="0.00000000548089186816841" calcext:value-type="float">
            <text:p>5.48E-09</text:p>
          </table:table-cell>
          <table:table-cell table:style-name="ce2" office:value-type="float" office:value="0.0000000119297880172906" calcext:value-type="float">
            <text:p>1.19E-08</text:p>
          </table:table-cell>
          <table:table-cell table:formula="of:=2*[.$B53]&lt;[.$C53]" office:value-type="boolean" office:boolean-value="true" calcext:value-type="boolean">
            <text:p>TRUE</text:p>
          </table:table-cell>
          <table:table-cell table:formula="of:=10*[.$B53]&lt;[.$C53]" office:value-type="boolean" office:boolean-value="false" calcext:value-type="boolean">
            <text:p>FALSE</text:p>
          </table:table-cell>
          <table:table-cell table:formula="of:=[.$B53]&gt;2*[.$C53]" office:value-type="boolean" office:boolean-value="false" calcext:value-type="boolean">
            <text:p>FALSE</text:p>
          </table:table-cell>
          <table:table-cell table:formula="of:=[.$B53]&gt;10*[.$C5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</text:p>
          </table:table-cell>
          <table:table-cell office:value-type="float" office:value="0.0000000403495818008418" calcext:value-type="float">
            <text:p>4.03E-08</text:p>
          </table:table-cell>
          <table:table-cell office:value-type="float" office:value="0.0000000722622624765825" calcext:value-type="float">
            <text:p>7.23E-08</text:p>
          </table:table-cell>
          <table:table-cell table:formula="of:=2*[.$B54]&lt;[.$C54]" office:value-type="boolean" office:boolean-value="false" calcext:value-type="boolean">
            <text:p>FALSE</text:p>
          </table:table-cell>
          <table:table-cell table:formula="of:=10*[.$B54]&lt;[.$C54]" office:value-type="boolean" office:boolean-value="false" calcext:value-type="boolean">
            <text:p>FALSE</text:p>
          </table:table-cell>
          <table:table-cell table:formula="of:=[.$B54]&gt;2*[.$C54]" office:value-type="boolean" office:boolean-value="false" calcext:value-type="boolean">
            <text:p>FALSE</text:p>
          </table:table-cell>
          <table:table-cell table:formula="of:=[.$B54]&gt;10*[.$C5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0</text:p>
          </table:table-cell>
          <table:table-cell office:value-type="float" office:value="0.0000000522602807027442" calcext:value-type="float">
            <text:p>5.23E-08</text:p>
          </table:table-cell>
          <table:table-cell table:style-name="ce2" office:value-type="float" office:value="0.000000109497069486105" calcext:value-type="float">
            <text:p>1.09E-07</text:p>
          </table:table-cell>
          <table:table-cell table:formula="of:=2*[.$B55]&lt;[.$C55]" office:value-type="boolean" office:boolean-value="true" calcext:value-type="boolean">
            <text:p>TRUE</text:p>
          </table:table-cell>
          <table:table-cell table:formula="of:=10*[.$B55]&lt;[.$C55]" office:value-type="boolean" office:boolean-value="false" calcext:value-type="boolean">
            <text:p>FALSE</text:p>
          </table:table-cell>
          <table:table-cell table:formula="of:=[.$B55]&gt;2*[.$C55]" office:value-type="boolean" office:boolean-value="false" calcext:value-type="boolean">
            <text:p>FALSE</text:p>
          </table:table-cell>
          <table:table-cell table:formula="of:=[.$B55]&gt;10*[.$C5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+ 4000</text:p>
          </table:table-cell>
          <table:table-cell office:value-type="float" office:value="0.0000000820589409074126" calcext:value-type="float">
            <text:p>8.21E-08</text:p>
          </table:table-cell>
          <table:table-cell table:style-name="ce3" office:value-type="float" office:value="0.00000015227733257637" calcext:value-type="float">
            <text:p>1.52E-07</text:p>
          </table:table-cell>
          <table:table-cell table:formula="of:=2*[.$B56]&lt;[.$C56]" office:value-type="boolean" office:boolean-value="false" calcext:value-type="boolean">
            <text:p>FALSE</text:p>
          </table:table-cell>
          <table:table-cell table:formula="of:=10*[.$B56]&lt;[.$C56]" office:value-type="boolean" office:boolean-value="false" calcext:value-type="boolean">
            <text:p>FALSE</text:p>
          </table:table-cell>
          <table:table-cell table:formula="of:=[.$B56]&gt;2*[.$C56]" office:value-type="boolean" office:boolean-value="false" calcext:value-type="boolean">
            <text:p>FALSE</text:p>
          </table:table-cell>
          <table:table-cell table:formula="of:=[.$B56]&gt;10*[.$C5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459061489653369" calcext:value-type="float">
            <text:p>4.59E-09</text:p>
          </table:table-cell>
          <table:table-cell table:style-name="ce2" office:value-type="float" office:value="0.0000000119780254482032" calcext:value-type="float">
            <text:p>1.20E-08</text:p>
          </table:table-cell>
          <table:table-cell table:formula="of:=2*[.$B57]&lt;[.$C57]" office:value-type="boolean" office:boolean-value="true" calcext:value-type="boolean">
            <text:p>TRUE</text:p>
          </table:table-cell>
          <table:table-cell table:formula="of:=10*[.$B57]&lt;[.$C57]" office:value-type="boolean" office:boolean-value="false" calcext:value-type="boolean">
            <text:p>FALSE</text:p>
          </table:table-cell>
          <table:table-cell table:formula="of:=[.$B57]&gt;2*[.$C57]" office:value-type="boolean" office:boolean-value="false" calcext:value-type="boolean">
            <text:p>FALSE</text:p>
          </table:table-cell>
          <table:table-cell table:formula="of:=[.$B57]&gt;10*[.$C5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128006136453918" calcext:value-type="float">
            <text:p>1.28E-07</text:p>
          </table:table-cell>
          <table:table-cell office:value-type="float" office:value="0.000000185187592356415" calcext:value-type="float">
            <text:p>1.85E-07</text:p>
          </table:table-cell>
          <table:table-cell table:formula="of:=2*[.$B58]&lt;[.$C58]" office:value-type="boolean" office:boolean-value="false" calcext:value-type="boolean">
            <text:p>FALSE</text:p>
          </table:table-cell>
          <table:table-cell table:formula="of:=10*[.$B58]&lt;[.$C58]" office:value-type="boolean" office:boolean-value="false" calcext:value-type="boolean">
            <text:p>FALSE</text:p>
          </table:table-cell>
          <table:table-cell table:formula="of:=[.$B58]&gt;2*[.$C58]" office:value-type="boolean" office:boolean-value="false" calcext:value-type="boolean">
            <text:p>FALSE</text:p>
          </table:table-cell>
          <table:table-cell table:formula="of:=[.$B58]&gt;10*[.$C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0229563511415527" calcext:value-type="float">
            <text:p>2.30E-07</text:p>
          </table:table-cell>
          <table:table-cell office:value-type="float" office:value="0.000000273165638955515" calcext:value-type="float">
            <text:p>2.73E-07</text:p>
          </table:table-cell>
          <table:table-cell table:formula="of:=2*[.$B59]&lt;[.$C59]" office:value-type="boolean" office:boolean-value="false" calcext:value-type="boolean">
            <text:p>FALSE</text:p>
          </table:table-cell>
          <table:table-cell table:formula="of:=10*[.$B59]&lt;[.$C59]" office:value-type="boolean" office:boolean-value="false" calcext:value-type="boolean">
            <text:p>FALSE</text:p>
          </table:table-cell>
          <table:table-cell table:formula="of:=[.$B59]&gt;2*[.$C59]" office:value-type="boolean" office:boolean-value="false" calcext:value-type="boolean">
            <text:p>FALSE</text:p>
          </table:table-cell>
          <table:table-cell table:formula="of:=[.$B59]&gt;10*[.$C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0193792960139476" calcext:value-type="float">
            <text:p>1.94E-06</text:p>
          </table:table-cell>
          <table:table-cell office:value-type="float" office:value="0.00000200806093765999" calcext:value-type="float">
            <text:p>2.01E-06</text:p>
          </table:table-cell>
          <table:table-cell table:formula="of:=2*[.$B60]&lt;[.$C60]" office:value-type="boolean" office:boolean-value="false" calcext:value-type="boolean">
            <text:p>FALSE</text:p>
          </table:table-cell>
          <table:table-cell table:formula="of:=10*[.$B60]&lt;[.$C60]" office:value-type="boolean" office:boolean-value="false" calcext:value-type="boolean">
            <text:p>FALSE</text:p>
          </table:table-cell>
          <table:table-cell table:formula="of:=[.$B60]&gt;2*[.$C60]" office:value-type="boolean" office:boolean-value="false" calcext:value-type="boolean">
            <text:p>FALSE</text:p>
          </table:table-cell>
          <table:table-cell table:formula="of:=[.$B60]&gt;10*[.$C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D</text:p>
          </table:table-cell>
          <table:table-cell office:value-type="float" office:value="0.00000000464759407044987" calcext:value-type="float">
            <text:p>4.65E-09</text:p>
          </table:table-cell>
          <table:table-cell office:value-type="float" office:value="0.0000000092769484837543" calcext:value-type="float">
            <text:p>9.28E-09</text:p>
          </table:table-cell>
          <table:table-cell table:formula="of:=2*[.$B61]&lt;[.$C61]" office:value-type="boolean" office:boolean-value="false" calcext:value-type="boolean">
            <text:p>FALSE</text:p>
          </table:table-cell>
          <table:table-cell table:formula="of:=10*[.$B61]&lt;[.$C61]" office:value-type="boolean" office:boolean-value="false" calcext:value-type="boolean">
            <text:p>FALSE</text:p>
          </table:table-cell>
          <table:table-cell table:formula="of:=[.$B61]&gt;2*[.$C61]" office:value-type="boolean" office:boolean-value="false" calcext:value-type="boolean">
            <text:p>FALSE</text:p>
          </table:table-cell>
          <table:table-cell table:formula="of:=[.$B61]&gt;10*[.$C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</text:p>
          </table:table-cell>
          <table:table-cell office:value-type="float" office:value="0.000000625545866684464" calcext:value-type="float">
            <text:p>6.26E-07</text:p>
          </table:table-cell>
          <table:table-cell office:value-type="float" office:value="0.000000669230709978308" calcext:value-type="float">
            <text:p>6.69E-07</text:p>
          </table:table-cell>
          <table:table-cell table:formula="of:=2*[.$B62]&lt;[.$C62]" office:value-type="boolean" office:boolean-value="false" calcext:value-type="boolean">
            <text:p>FALSE</text:p>
          </table:table-cell>
          <table:table-cell table:formula="of:=10*[.$B62]&lt;[.$C62]" office:value-type="boolean" office:boolean-value="false" calcext:value-type="boolean">
            <text:p>FALSE</text:p>
          </table:table-cell>
          <table:table-cell table:formula="of:=[.$B62]&gt;2*[.$C62]" office:value-type="boolean" office:boolean-value="false" calcext:value-type="boolean">
            <text:p>FALSE</text:p>
          </table:table-cell>
          <table:table-cell table:formula="of:=[.$B62]&gt;10*[.$C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</text:p>
          </table:table-cell>
          <table:table-cell office:value-type="float" office:value="0.00000104894976968342" calcext:value-type="float">
            <text:p>1.05E-06</text:p>
          </table:table-cell>
          <table:table-cell office:value-type="float" office:value="0.00000114438758180081" calcext:value-type="float">
            <text:p>1.14E-06</text:p>
          </table:table-cell>
          <table:table-cell table:formula="of:=2*[.$B63]&lt;[.$C63]" office:value-type="boolean" office:boolean-value="false" calcext:value-type="boolean">
            <text:p>FALSE</text:p>
          </table:table-cell>
          <table:table-cell table:formula="of:=10*[.$B63]&lt;[.$C63]" office:value-type="boolean" office:boolean-value="false" calcext:value-type="boolean">
            <text:p>FALSE</text:p>
          </table:table-cell>
          <table:table-cell table:formula="of:=[.$B63]&gt;2*[.$C63]" office:value-type="boolean" office:boolean-value="false" calcext:value-type="boolean">
            <text:p>FALSE</text:p>
          </table:table-cell>
          <table:table-cell table:formula="of:=[.$B63]&gt;10*[.$C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* 4000</text:p>
          </table:table-cell>
          <table:table-cell office:value-type="float" office:value="0.0000102275311864146" calcext:value-type="float">
            <text:p>1.02E-05</text:p>
          </table:table-cell>
          <table:table-cell office:value-type="float" office:value="0.0000101443005735748" calcext:value-type="float">
            <text:p>1.01E-05</text:p>
          </table:table-cell>
          <table:table-cell table:formula="of:=2*[.$B64]&lt;[.$C64]" office:value-type="boolean" office:boolean-value="false" calcext:value-type="boolean">
            <text:p>FALSE</text:p>
          </table:table-cell>
          <table:table-cell table:formula="of:=10*[.$B64]&lt;[.$C64]" office:value-type="boolean" office:boolean-value="false" calcext:value-type="boolean">
            <text:p>FALSE</text:p>
          </table:table-cell>
          <table:table-cell table:formula="of:=[.$B64]&gt;2*[.$C64]" office:value-type="boolean" office:boolean-value="false" calcext:value-type="boolean">
            <text:p>FALSE</text:p>
          </table:table-cell>
          <table:table-cell table:formula="of:=[.$B64]&gt;10*[.$C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D</text:p>
          </table:table-cell>
          <table:table-cell office:value-type="float" office:value="0.00000000419958088898654" calcext:value-type="float">
            <text:p>4.20E-09</text:p>
          </table:table-cell>
          <table:table-cell table:style-name="ce2" office:value-type="float" office:value="0.0000000182333471381055" calcext:value-type="float">
            <text:p>1.82E-08</text:p>
          </table:table-cell>
          <table:table-cell table:formula="of:=2*[.$B65]&lt;[.$C65]" office:value-type="boolean" office:boolean-value="true" calcext:value-type="boolean">
            <text:p>TRUE</text:p>
          </table:table-cell>
          <table:table-cell table:formula="of:=10*[.$B65]&lt;[.$C65]" office:value-type="boolean" office:boolean-value="false" calcext:value-type="boolean">
            <text:p>FALSE</text:p>
          </table:table-cell>
          <table:table-cell table:formula="of:=[.$B65]&gt;2*[.$C65]" office:value-type="boolean" office:boolean-value="false" calcext:value-type="boolean">
            <text:p>FALSE</text:p>
          </table:table-cell>
          <table:table-cell table:formula="of:=[.$B65]&gt;10*[.$C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</text:p>
          </table:table-cell>
          <table:table-cell office:value-type="float" office:value="0.0000108847689039204" calcext:value-type="float">
            <text:p>1.09E-05</text:p>
          </table:table-cell>
          <table:table-cell office:value-type="float" office:value="0.0000131771221489211" calcext:value-type="float">
            <text:p>1.32E-05</text:p>
          </table:table-cell>
          <table:table-cell table:formula="of:=2*[.$B66]&lt;[.$C66]" office:value-type="boolean" office:boolean-value="false" calcext:value-type="boolean">
            <text:p>FALSE</text:p>
          </table:table-cell>
          <table:table-cell table:formula="of:=10*[.$B66]&lt;[.$C66]" office:value-type="boolean" office:boolean-value="false" calcext:value-type="boolean">
            <text:p>FALSE</text:p>
          </table:table-cell>
          <table:table-cell table:formula="of:=[.$B66]&gt;2*[.$C66]" office:value-type="boolean" office:boolean-value="false" calcext:value-type="boolean">
            <text:p>FALSE</text:p>
          </table:table-cell>
          <table:table-cell table:formula="of:=[.$B66]&gt;10*[.$C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0</text:p>
          </table:table-cell>
          <table:table-cell office:value-type="float" office:value="0.000140022685682647" calcext:value-type="float">
            <text:p>1.40E-04</text:p>
          </table:table-cell>
          <table:table-cell office:value-type="float" office:value="0.00017490291268322" calcext:value-type="float">
            <text:p>1.75E-04</text:p>
          </table:table-cell>
          <table:table-cell table:formula="of:=2*[.$B67]&lt;[.$C67]" office:value-type="boolean" office:boolean-value="false" calcext:value-type="boolean">
            <text:p>FALSE</text:p>
          </table:table-cell>
          <table:table-cell table:formula="of:=10*[.$B67]&lt;[.$C67]" office:value-type="boolean" office:boolean-value="false" calcext:value-type="boolean">
            <text:p>FALSE</text:p>
          </table:table-cell>
          <table:table-cell table:formula="of:=[.$B67]&gt;2*[.$C67]" office:value-type="boolean" office:boolean-value="false" calcext:value-type="boolean">
            <text:p>FALSE</text:p>
          </table:table-cell>
          <table:table-cell table:formula="of:=[.$B67]&gt;10*[.$C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exp 4000</text:p>
          </table:table-cell>
          <table:table-cell office:value-type="float" office:value="0.00107643472908685" calcext:value-type="float">
            <text:p>1.08E-03</text:p>
          </table:table-cell>
          <table:table-cell office:value-type="float" office:value="0.00121183330407154" calcext:value-type="float">
            <text:p>1.21E-03</text:p>
          </table:table-cell>
          <table:table-cell table:formula="of:=2*[.$B68]&lt;[.$C68]" office:value-type="boolean" office:boolean-value="false" calcext:value-type="boolean">
            <text:p>FALSE</text:p>
          </table:table-cell>
          <table:table-cell table:formula="of:=10*[.$B68]&lt;[.$C68]" office:value-type="boolean" office:boolean-value="false" calcext:value-type="boolean">
            <text:p>FALSE</text:p>
          </table:table-cell>
          <table:table-cell table:formula="of:=[.$B68]&gt;2*[.$C68]" office:value-type="boolean" office:boolean-value="false" calcext:value-type="boolean">
            <text:p>FALSE</text:p>
          </table:table-cell>
          <table:table-cell table:formula="of:=[.$B68]&gt;10*[.$C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D</text:p>
          </table:table-cell>
          <table:table-cell office:value-type="float" office:value="0.00000000417593091254149" calcext:value-type="float">
            <text:p>4.18E-09</text:p>
          </table:table-cell>
          <table:table-cell table:style-name="ce2" office:value-type="float" office:value="0.0000000214581344064865" calcext:value-type="float">
            <text:p>2.15E-08</text:p>
          </table:table-cell>
          <table:table-cell table:formula="of:=2*[.$B69]&lt;[.$C69]" office:value-type="boolean" office:boolean-value="true" calcext:value-type="boolean">
            <text:p>TRUE</text:p>
          </table:table-cell>
          <table:table-cell table:formula="of:=10*[.$B69]&lt;[.$C69]" office:value-type="boolean" office:boolean-value="false" calcext:value-type="boolean">
            <text:p>FALSE</text:p>
          </table:table-cell>
          <table:table-cell table:formula="of:=[.$B69]&gt;2*[.$C69]" office:value-type="boolean" office:boolean-value="false" calcext:value-type="boolean">
            <text:p>FALSE</text:p>
          </table:table-cell>
          <table:table-cell table:formula="of:=[.$B69]&gt;10*[.$C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</text:p>
          </table:table-cell>
          <table:table-cell office:value-type="float" office:value="0.000117660903388008" calcext:value-type="float">
            <text:p>1.18E-04</text:p>
          </table:table-cell>
          <table:table-cell office:value-type="float" office:value="0.000116374365924988" calcext:value-type="float">
            <text:p>1.16E-04</text:p>
          </table:table-cell>
          <table:table-cell table:formula="of:=2*[.$B70]&lt;[.$C70]" office:value-type="boolean" office:boolean-value="false" calcext:value-type="boolean">
            <text:p>FALSE</text:p>
          </table:table-cell>
          <table:table-cell table:formula="of:=10*[.$B70]&lt;[.$C70]" office:value-type="boolean" office:boolean-value="false" calcext:value-type="boolean">
            <text:p>FALSE</text:p>
          </table:table-cell>
          <table:table-cell table:formula="of:=[.$B70]&gt;2*[.$C70]" office:value-type="boolean" office:boolean-value="false" calcext:value-type="boolean">
            <text:p>FALSE</text:p>
          </table:table-cell>
          <table:table-cell table:formula="of:=[.$B70]&gt;10*[.$C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0</text:p>
          </table:table-cell>
          <table:table-cell office:value-type="float" office:value="0.00222150902336795" calcext:value-type="float">
            <text:p>2.22E-03</text:p>
          </table:table-cell>
          <table:table-cell office:value-type="float" office:value="0.00216651141499666" calcext:value-type="float">
            <text:p>2.17E-03</text:p>
          </table:table-cell>
          <table:table-cell table:formula="of:=2*[.$B71]&lt;[.$C71]" office:value-type="boolean" office:boolean-value="false" calcext:value-type="boolean">
            <text:p>FALSE</text:p>
          </table:table-cell>
          <table:table-cell table:formula="of:=10*[.$B71]&lt;[.$C71]" office:value-type="boolean" office:boolean-value="false" calcext:value-type="boolean">
            <text:p>FALSE</text:p>
          </table:table-cell>
          <table:table-cell table:formula="of:=[.$B71]&gt;2*[.$C71]" office:value-type="boolean" office:boolean-value="false" calcext:value-type="boolean">
            <text:p>FALSE</text:p>
          </table:table-cell>
          <table:table-cell table:formula="of:=[.$B71]&gt;10*[.$C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log 4000</text:p>
          </table:table-cell>
          <table:table-cell table:style-name="Default" office:value-type="float" office:value="0.173349343159047" calcext:value-type="float">
            <text:p>0.173349343159047</text:p>
          </table:table-cell>
          <table:table-cell table:style-name="Default" office:value-type="float" office:value="0.161971201588283" calcext:value-type="float">
            <text:p>0.161971201588283</text:p>
          </table:table-cell>
          <table:table-cell table:formula="of:=2*[.$B72]&lt;[.$C72]" office:value-type="boolean" office:boolean-value="false" calcext:value-type="boolean">
            <text:p>FALSE</text:p>
          </table:table-cell>
          <table:table-cell table:formula="of:=10*[.$B72]&lt;[.$C72]" office:value-type="boolean" office:boolean-value="false" calcext:value-type="boolean">
            <text:p>FALSE</text:p>
          </table:table-cell>
          <table:table-cell table:formula="of:=[.$B72]&gt;2*[.$C72]" office:value-type="boolean" office:boolean-value="false" calcext:value-type="boolean">
            <text:p>FALSE</text:p>
          </table:table-cell>
          <table:table-cell table:formula="of:=[.$B72]&gt;10*[.$C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D</text:p>
          </table:table-cell>
          <table:table-cell office:value-type="float" office:value="0.00000000410578666153535" calcext:value-type="float">
            <text:p>4.11E-09</text:p>
          </table:table-cell>
          <table:table-cell table:style-name="ce2" office:value-type="float" office:value="0.000000016461058393515" calcext:value-type="float">
            <text:p>1.65E-08</text:p>
          </table:table-cell>
          <table:table-cell table:formula="of:=2*[.$B73]&lt;[.$C73]" office:value-type="boolean" office:boolean-value="true" calcext:value-type="boolean">
            <text:p>TRUE</text:p>
          </table:table-cell>
          <table:table-cell table:formula="of:=10*[.$B73]&lt;[.$C73]" office:value-type="boolean" office:boolean-value="false" calcext:value-type="boolean">
            <text:p>FALSE</text:p>
          </table:table-cell>
          <table:table-cell table:formula="of:=[.$B73]&gt;2*[.$C73]" office:value-type="boolean" office:boolean-value="false" calcext:value-type="boolean">
            <text:p>FALSE</text:p>
          </table:table-cell>
          <table:table-cell table:formula="of:=[.$B73]&gt;10*[.$C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</text:p>
          </table:table-cell>
          <table:table-cell office:value-type="float" office:value="0.0000286811770521179" calcext:value-type="float">
            <text:p>2.87E-05</text:p>
          </table:table-cell>
          <table:table-cell office:value-type="float" office:value="0.0000312958969967081" calcext:value-type="float">
            <text:p>3.13E-05</text:p>
          </table:table-cell>
          <table:table-cell table:formula="of:=2*[.$B74]&lt;[.$C74]" office:value-type="boolean" office:boolean-value="false" calcext:value-type="boolean">
            <text:p>FALSE</text:p>
          </table:table-cell>
          <table:table-cell table:formula="of:=10*[.$B74]&lt;[.$C74]" office:value-type="boolean" office:boolean-value="false" calcext:value-type="boolean">
            <text:p>FALSE</text:p>
          </table:table-cell>
          <table:table-cell table:formula="of:=[.$B74]&gt;2*[.$C74]" office:value-type="boolean" office:boolean-value="false" calcext:value-type="boolean">
            <text:p>FALSE</text:p>
          </table:table-cell>
          <table:table-cell table:formula="of:=[.$B74]&gt;10*[.$C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0</text:p>
          </table:table-cell>
          <table:table-cell office:value-type="float" office:value="0.00103287040862223" calcext:value-type="float">
            <text:p>1.03E-03</text:p>
          </table:table-cell>
          <table:table-cell table:style-name="ce3" office:value-type="float" office:value="0.000804562964319451" calcext:value-type="float">
            <text:p>8.05E-04</text:p>
          </table:table-cell>
          <table:table-cell table:formula="of:=2*[.$B75]&lt;[.$C75]" office:value-type="boolean" office:boolean-value="false" calcext:value-type="boolean">
            <text:p>FALSE</text:p>
          </table:table-cell>
          <table:table-cell table:formula="of:=10*[.$B75]&lt;[.$C75]" office:value-type="boolean" office:boolean-value="false" calcext:value-type="boolean">
            <text:p>FALSE</text:p>
          </table:table-cell>
          <table:table-cell table:formula="of:=[.$B75]&gt;2*[.$C75]" office:value-type="boolean" office:boolean-value="false" calcext:value-type="boolean">
            <text:p>FALSE</text:p>
          </table:table-cell>
          <table:table-cell table:formula="of:=[.$B75]&gt;10*[.$C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sin 4000</text:p>
          </table:table-cell>
          <table:table-cell table:style-name="Default" office:value-type="float" office:value="0.238697752228353" calcext:value-type="float">
            <text:p>0.238697752228353</text:p>
          </table:table-cell>
          <table:table-cell table:style-name="ce4" office:value-type="float" office:value="0.0765353229942723" calcext:value-type="float">
            <text:p>7.65E-02</text:p>
          </table:table-cell>
          <table:table-cell table:formula="of:=2*[.$B76]&lt;[.$C76]" office:value-type="boolean" office:boolean-value="false" calcext:value-type="boolean">
            <text:p>FALSE</text:p>
          </table:table-cell>
          <table:table-cell table:formula="of:=10*[.$B76]&lt;[.$C76]" office:value-type="boolean" office:boolean-value="false" calcext:value-type="boolean">
            <text:p>FALSE</text:p>
          </table:table-cell>
          <table:table-cell table:formula="of:=[.$B76]&gt;2*[.$C76]" office:value-type="boolean" office:boolean-value="true" calcext:value-type="boolean">
            <text:p>TRUE</text:p>
          </table:table-cell>
          <table:table-cell table:formula="of:=[.$B76]&gt;10*[.$C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D</text:p>
          </table:table-cell>
          <table:table-cell office:value-type="float" office:value="0.00000000446992152619575" calcext:value-type="float">
            <text:p>4.47E-09</text:p>
          </table:table-cell>
          <table:table-cell table:style-name="ce2" office:value-type="float" office:value="0.000000019165530969867" calcext:value-type="float">
            <text:p>1.92E-08</text:p>
          </table:table-cell>
          <table:table-cell table:formula="of:=2*[.$B77]&lt;[.$C77]" office:value-type="boolean" office:boolean-value="true" calcext:value-type="boolean">
            <text:p>TRUE</text:p>
          </table:table-cell>
          <table:table-cell table:formula="of:=10*[.$B77]&lt;[.$C77]" office:value-type="boolean" office:boolean-value="false" calcext:value-type="boolean">
            <text:p>FALSE</text:p>
          </table:table-cell>
          <table:table-cell table:formula="of:=[.$B77]&gt;2*[.$C77]" office:value-type="boolean" office:boolean-value="false" calcext:value-type="boolean">
            <text:p>FALSE</text:p>
          </table:table-cell>
          <table:table-cell table:formula="of:=[.$B77]&gt;10*[.$C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</text:p>
          </table:table-cell>
          <table:table-cell office:value-type="float" office:value="0.0000185435089052369" calcext:value-type="float">
            <text:p>1.85E-05</text:p>
          </table:table-cell>
          <table:table-cell office:value-type="float" office:value="0.0000237399643597521" calcext:value-type="float">
            <text:p>2.37E-05</text:p>
          </table:table-cell>
          <table:table-cell table:formula="of:=2*[.$B78]&lt;[.$C78]" office:value-type="boolean" office:boolean-value="false" calcext:value-type="boolean">
            <text:p>FALSE</text:p>
          </table:table-cell>
          <table:table-cell table:formula="of:=10*[.$B78]&lt;[.$C78]" office:value-type="boolean" office:boolean-value="false" calcext:value-type="boolean">
            <text:p>FALSE</text:p>
          </table:table-cell>
          <table:table-cell table:formula="of:=[.$B78]&gt;2*[.$C78]" office:value-type="boolean" office:boolean-value="false" calcext:value-type="boolean">
            <text:p>FALSE</text:p>
          </table:table-cell>
          <table:table-cell table:formula="of:=[.$B78]&gt;10*[.$C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0</text:p>
          </table:table-cell>
          <table:table-cell office:value-type="float" office:value="0.000538961458750258" calcext:value-type="float">
            <text:p>5.39E-04</text:p>
          </table:table-cell>
          <table:table-cell office:value-type="float" office:value="0.00059082405093844" calcext:value-type="float">
            <text:p>5.91E-04</text:p>
          </table:table-cell>
          <table:table-cell table:formula="of:=2*[.$B79]&lt;[.$C79]" office:value-type="boolean" office:boolean-value="false" calcext:value-type="boolean">
            <text:p>FALSE</text:p>
          </table:table-cell>
          <table:table-cell table:formula="of:=10*[.$B79]&lt;[.$C79]" office:value-type="boolean" office:boolean-value="false" calcext:value-type="boolean">
            <text:p>FALSE</text:p>
          </table:table-cell>
          <table:table-cell table:formula="of:=[.$B79]&gt;2*[.$C79]" office:value-type="boolean" office:boolean-value="false" calcext:value-type="boolean">
            <text:p>FALSE</text:p>
          </table:table-cell>
          <table:table-cell table:formula="of:=[.$B79]&gt;10*[.$C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cos 4000</text:p>
          </table:table-cell>
          <table:table-cell table:style-name="Default" office:value-type="float" office:value="0.253021077474403" calcext:value-type="float">
            <text:p>0.253021077474403</text:p>
          </table:table-cell>
          <table:table-cell table:style-name="ce4" office:value-type="float" office:value="0.0752626124547884" calcext:value-type="float">
            <text:p>7.53E-02</text:p>
          </table:table-cell>
          <table:table-cell table:formula="of:=2*[.$B80]&lt;[.$C80]" office:value-type="boolean" office:boolean-value="false" calcext:value-type="boolean">
            <text:p>FALSE</text:p>
          </table:table-cell>
          <table:table-cell table:formula="of:=10*[.$B80]&lt;[.$C80]" office:value-type="boolean" office:boolean-value="false" calcext:value-type="boolean">
            <text:p>FALSE</text:p>
          </table:table-cell>
          <table:table-cell table:formula="of:=[.$B80]&gt;2*[.$C80]" office:value-type="boolean" office:boolean-value="true" calcext:value-type="boolean">
            <text:p>TRUE</text:p>
          </table:table-cell>
          <table:table-cell table:formula="of:=[.$B80]&gt;10*[.$C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D</text:p>
          </table:table-cell>
          <table:table-cell office:value-type="float" office:value="0.00000000429496512264394" calcext:value-type="float">
            <text:p>4.29E-09</text:p>
          </table:table-cell>
          <table:table-cell table:style-name="ce2" office:value-type="float" office:value="0.000000017171825226246" calcext:value-type="float">
            <text:p>1.72E-08</text:p>
          </table:table-cell>
          <table:table-cell table:formula="of:=2*[.$B81]&lt;[.$C81]" office:value-type="boolean" office:boolean-value="true" calcext:value-type="boolean">
            <text:p>TRUE</text:p>
          </table:table-cell>
          <table:table-cell table:formula="of:=10*[.$B81]&lt;[.$C81]" office:value-type="boolean" office:boolean-value="false" calcext:value-type="boolean">
            <text:p>FALSE</text:p>
          </table:table-cell>
          <table:table-cell table:formula="of:=[.$B81]&gt;2*[.$C81]" office:value-type="boolean" office:boolean-value="false" calcext:value-type="boolean">
            <text:p>FALSE</text:p>
          </table:table-cell>
          <table:table-cell table:formula="of:=[.$B81]&gt;10*[.$C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</text:p>
          </table:table-cell>
          <table:table-cell office:value-type="float" office:value="0.0000238068815232891" calcext:value-type="float">
            <text:p>2.38E-05</text:p>
          </table:table-cell>
          <table:table-cell office:value-type="float" office:value="0.0000264920101972982" calcext:value-type="float">
            <text:p>2.65E-05</text:p>
          </table:table-cell>
          <table:table-cell table:formula="of:=2*[.$B82]&lt;[.$C82]" office:value-type="boolean" office:boolean-value="false" calcext:value-type="boolean">
            <text:p>FALSE</text:p>
          </table:table-cell>
          <table:table-cell table:formula="of:=10*[.$B82]&lt;[.$C82]" office:value-type="boolean" office:boolean-value="false" calcext:value-type="boolean">
            <text:p>FALSE</text:p>
          </table:table-cell>
          <table:table-cell table:formula="of:=[.$B82]&gt;2*[.$C82]" office:value-type="boolean" office:boolean-value="false" calcext:value-type="boolean">
            <text:p>FALSE</text:p>
          </table:table-cell>
          <table:table-cell table:formula="of:=[.$B82]&gt;10*[.$C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0</text:p>
          </table:table-cell>
          <table:table-cell office:value-type="float" office:value="0.00227324447669445" calcext:value-type="float">
            <text:p>2.27E-03</text:p>
          </table:table-cell>
          <table:table-cell table:style-name="ce4" office:value-type="float" office:value="0.000476902379704811" calcext:value-type="float">
            <text:p>4.77E-04</text:p>
          </table:table-cell>
          <table:table-cell table:formula="of:=2*[.$B83]&lt;[.$C83]" office:value-type="boolean" office:boolean-value="false" calcext:value-type="boolean">
            <text:p>FALSE</text:p>
          </table:table-cell>
          <table:table-cell table:formula="of:=10*[.$B83]&lt;[.$C83]" office:value-type="boolean" office:boolean-value="false" calcext:value-type="boolean">
            <text:p>FALSE</text:p>
          </table:table-cell>
          <table:table-cell table:formula="of:=[.$B83]&gt;2*[.$C83]" office:value-type="boolean" office:boolean-value="true" calcext:value-type="boolean">
            <text:p>TRUE</text:p>
          </table:table-cell>
          <table:table-cell table:formula="of:=[.$B83]&gt;10*[.$C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cc2015/atan 4000</text:p>
          </table:table-cell>
          <table:table-cell table:style-name="Default" office:value-type="float" office:value="2.96826853304557" calcext:value-type="float">
            <text:p>2.96826853304557</text:p>
          </table:table-cell>
          <table:table-cell table:style-name="ce5" office:value-type="float" office:value="0.0108712884552744" calcext:value-type="float">
            <text:p>1.09E-02</text:p>
          </table:table-cell>
          <table:table-cell table:formula="of:=2*[.$B84]&lt;[.$C84]" office:value-type="boolean" office:boolean-value="false" calcext:value-type="boolean">
            <text:p>FALSE</text:p>
          </table:table-cell>
          <table:table-cell table:formula="of:=10*[.$B84]&lt;[.$C84]" office:value-type="boolean" office:boolean-value="false" calcext:value-type="boolean">
            <text:p>FALSE</text:p>
          </table:table-cell>
          <table:table-cell table:formula="of:=[.$B84]&gt;2*[.$C84]" office:value-type="boolean" office:boolean-value="true" calcext:value-type="boolean">
            <text:p>TRUE</text:p>
          </table:table-cell>
          <table:table-cell table:formula="of:=[.$B84]&gt;10*[.$C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ementary Approx/+ double</text:p>
          </table:table-cell>
          <table:table-cell office:value-type="float" office:value="0.00000000460706130742279" calcext:value-type="float">
            <text:p>4.61E-09</text:p>
          </table:table-cell>
          <table:table-cell table:style-name="ce2" office:value-type="float" office:value="0.0000000119165359209513" calcext:value-type="float">
            <text:p>1.19E-08</text:p>
          </table:table-cell>
          <table:table-cell table:formula="of:=2*[.$B85]&lt;[.$C85]" office:value-type="boolean" office:boolean-value="true" calcext:value-type="boolean">
            <text:p>TRUE</text:p>
          </table:table-cell>
          <table:table-cell table:formula="of:=10*[.$B85]&lt;[.$C85]" office:value-type="boolean" office:boolean-value="false" calcext:value-type="boolean">
            <text:p>FALSE</text:p>
          </table:table-cell>
          <table:table-cell table:formula="of:=[.$B85]&gt;2*[.$C85]" office:value-type="boolean" office:boolean-value="false" calcext:value-type="boolean">
            <text:p>FALSE</text:p>
          </table:table-cell>
          <table:table-cell table:formula="of:=[.$B85]&gt;10*[.$C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double</text:p>
          </table:table-cell>
          <table:table-cell office:value-type="float" office:value="0.00000000466798964448054" calcext:value-type="float">
            <text:p>4.67E-09</text:p>
          </table:table-cell>
          <table:table-cell table:style-name="ce2" office:value-type="float" office:value="0.0000000119341417843319" calcext:value-type="float">
            <text:p>1.19E-08</text:p>
          </table:table-cell>
          <table:table-cell table:formula="of:=2*[.$B86]&lt;[.$C86]" office:value-type="boolean" office:boolean-value="true" calcext:value-type="boolean">
            <text:p>TRUE</text:p>
          </table:table-cell>
          <table:table-cell table:formula="of:=10*[.$B86]&lt;[.$C86]" office:value-type="boolean" office:boolean-value="false" calcext:value-type="boolean">
            <text:p>FALSE</text:p>
          </table:table-cell>
          <table:table-cell table:formula="of:=[.$B86]&gt;2*[.$C86]" office:value-type="boolean" office:boolean-value="false" calcext:value-type="boolean">
            <text:p>FALSE</text:p>
          </table:table-cell>
          <table:table-cell table:formula="of:=[.$B86]&gt;10*[.$C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double</text:p>
          </table:table-cell>
          <table:table-cell office:value-type="float" office:value="0.00000000459954267723475" calcext:value-type="float">
            <text:p>4.60E-09</text:p>
          </table:table-cell>
          <table:table-cell table:style-name="ce2" office:value-type="float" office:value="0.00000000931859624031467" calcext:value-type="float">
            <text:p>9.32E-09</text:p>
          </table:table-cell>
          <table:table-cell table:formula="of:=2*[.$B87]&lt;[.$C87]" office:value-type="boolean" office:boolean-value="true" calcext:value-type="boolean">
            <text:p>TRUE</text:p>
          </table:table-cell>
          <table:table-cell table:formula="of:=10*[.$B87]&lt;[.$C87]" office:value-type="boolean" office:boolean-value="false" calcext:value-type="boolean">
            <text:p>FALSE</text:p>
          </table:table-cell>
          <table:table-cell table:formula="of:=[.$B87]&gt;2*[.$C87]" office:value-type="boolean" office:boolean-value="false" calcext:value-type="boolean">
            <text:p>FALSE</text:p>
          </table:table-cell>
          <table:table-cell table:formula="of:=[.$B87]&gt;10*[.$C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double</text:p>
          </table:table-cell>
          <table:table-cell office:value-type="float" office:value="0.00000000469322422439657" calcext:value-type="float">
            <text:p>4.69E-09</text:p>
          </table:table-cell>
          <table:table-cell table:style-name="ce2" office:value-type="float" office:value="0.00000000969762201178782" calcext:value-type="float">
            <text:p>9.70E-09</text:p>
          </table:table-cell>
          <table:table-cell table:formula="of:=2*[.$B88]&lt;[.$C88]" office:value-type="boolean" office:boolean-value="true" calcext:value-type="boolean">
            <text:p>TRUE</text:p>
          </table:table-cell>
          <table:table-cell table:formula="of:=10*[.$B88]&lt;[.$C88]" office:value-type="boolean" office:boolean-value="false" calcext:value-type="boolean">
            <text:p>FALSE</text:p>
          </table:table-cell>
          <table:table-cell table:formula="of:=[.$B88]&gt;2*[.$C88]" office:value-type="boolean" office:boolean-value="false" calcext:value-type="boolean">
            <text:p>FALSE</text:p>
          </table:table-cell>
          <table:table-cell table:formula="of:=[.$B88]&gt;10*[.$C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+ 50</text:p>
          </table:table-cell>
          <table:table-cell office:value-type="float" office:value="0.0000000374228938547158" calcext:value-type="float">
            <text:p>3.74E-08</text:p>
          </table:table-cell>
          <table:table-cell office:value-type="float" office:value="0.0000000721104381921847" calcext:value-type="float">
            <text:p>7.21E-08</text:p>
          </table:table-cell>
          <table:table-cell table:formula="of:=2*[.$B89]&lt;[.$C89]" office:value-type="boolean" office:boolean-value="false" calcext:value-type="boolean">
            <text:p>FALSE</text:p>
          </table:table-cell>
          <table:table-cell table:formula="of:=10*[.$B89]&lt;[.$C89]" office:value-type="boolean" office:boolean-value="false" calcext:value-type="boolean">
            <text:p>FALSE</text:p>
          </table:table-cell>
          <table:table-cell table:formula="of:=[.$B89]&gt;2*[.$C89]" office:value-type="boolean" office:boolean-value="false" calcext:value-type="boolean">
            <text:p>FALSE</text:p>
          </table:table-cell>
          <table:table-cell table:formula="of:=[.$B89]&gt;10*[.$C8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50</text:p>
          </table:table-cell>
          <table:table-cell office:value-type="float" office:value="0.00000012380443963303" calcext:value-type="float">
            <text:p>1.24E-07</text:p>
          </table:table-cell>
          <table:table-cell office:value-type="float" office:value="0.000000183613178089661" calcext:value-type="float">
            <text:p>1.84E-07</text:p>
          </table:table-cell>
          <table:table-cell table:formula="of:=2*[.$B90]&lt;[.$C90]" office:value-type="boolean" office:boolean-value="false" calcext:value-type="boolean">
            <text:p>FALSE</text:p>
          </table:table-cell>
          <table:table-cell table:formula="of:=10*[.$B90]&lt;[.$C90]" office:value-type="boolean" office:boolean-value="false" calcext:value-type="boolean">
            <text:p>FALSE</text:p>
          </table:table-cell>
          <table:table-cell table:formula="of:=[.$B90]&gt;2*[.$C90]" office:value-type="boolean" office:boolean-value="false" calcext:value-type="boolean">
            <text:p>FALSE</text:p>
          </table:table-cell>
          <table:table-cell table:formula="of:=[.$B90]&gt;10*[.$C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50</text:p>
          </table:table-cell>
          <table:table-cell office:value-type="float" office:value="0.000000535142702052873" calcext:value-type="float">
            <text:p>5.35E-07</text:p>
          </table:table-cell>
          <table:table-cell office:value-type="float" office:value="0.000000565575719404768" calcext:value-type="float">
            <text:p>5.66E-07</text:p>
          </table:table-cell>
          <table:table-cell table:formula="of:=2*[.$B91]&lt;[.$C91]" office:value-type="boolean" office:boolean-value="false" calcext:value-type="boolean">
            <text:p>FALSE</text:p>
          </table:table-cell>
          <table:table-cell table:formula="of:=10*[.$B91]&lt;[.$C91]" office:value-type="boolean" office:boolean-value="false" calcext:value-type="boolean">
            <text:p>FALSE</text:p>
          </table:table-cell>
          <table:table-cell table:formula="of:=[.$B91]&gt;2*[.$C91]" office:value-type="boolean" office:boolean-value="false" calcext:value-type="boolean">
            <text:p>FALSE</text:p>
          </table:table-cell>
          <table:table-cell table:formula="of:=[.$B91]&gt;10*[.$C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50</text:p>
          </table:table-cell>
          <table:table-cell office:value-type="float" office:value="0.0000031610484774435" calcext:value-type="float">
            <text:p>3.16E-06</text:p>
          </table:table-cell>
          <table:table-cell office:value-type="float" office:value="0.00000304387868902295" calcext:value-type="float">
            <text:p>3.04E-06</text:p>
          </table:table-cell>
          <table:table-cell table:formula="of:=2*[.$B92]&lt;[.$C92]" office:value-type="boolean" office:boolean-value="false" calcext:value-type="boolean">
            <text:p>FALSE</text:p>
          </table:table-cell>
          <table:table-cell table:formula="of:=10*[.$B92]&lt;[.$C92]" office:value-type="boolean" office:boolean-value="false" calcext:value-type="boolean">
            <text:p>FALSE</text:p>
          </table:table-cell>
          <table:table-cell table:formula="of:=[.$B92]&gt;2*[.$C92]" office:value-type="boolean" office:boolean-value="false" calcext:value-type="boolean">
            <text:p>FALSE</text:p>
          </table:table-cell>
          <table:table-cell table:formula="of:=[.$B92]&gt;10*[.$C9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log 50</text:p>
          </table:table-cell>
          <table:table-cell office:value-type="float" office:value="0.0000887226652375765" calcext:value-type="float">
            <text:p>8.87E-05</text:p>
          </table:table-cell>
          <table:table-cell office:value-type="float" office:value="0.0000870140573219938" calcext:value-type="float">
            <text:p>8.70E-05</text:p>
          </table:table-cell>
          <table:table-cell table:formula="of:=2*[.$B93]&lt;[.$C93]" office:value-type="boolean" office:boolean-value="false" calcext:value-type="boolean">
            <text:p>FALSE</text:p>
          </table:table-cell>
          <table:table-cell table:formula="of:=10*[.$B93]&lt;[.$C93]" office:value-type="boolean" office:boolean-value="false" calcext:value-type="boolean">
            <text:p>FALSE</text:p>
          </table:table-cell>
          <table:table-cell table:formula="of:=[.$B93]&gt;2*[.$C93]" office:value-type="boolean" office:boolean-value="false" calcext:value-type="boolean">
            <text:p>FALSE</text:p>
          </table:table-cell>
          <table:table-cell table:formula="of:=[.$B93]&gt;10*[.$C9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+ 1000</text:p>
          </table:table-cell>
          <table:table-cell office:value-type="float" office:value="0.0000000550509998481936" calcext:value-type="float">
            <text:p>5.51E-08</text:p>
          </table:table-cell>
          <table:table-cell table:style-name="ce2" office:value-type="float" office:value="0.000000117818811513677" calcext:value-type="float">
            <text:p>1.18E-07</text:p>
          </table:table-cell>
          <table:table-cell table:formula="of:=2*[.$B94]&lt;[.$C94]" office:value-type="boolean" office:boolean-value="true" calcext:value-type="boolean">
            <text:p>TRUE</text:p>
          </table:table-cell>
          <table:table-cell table:formula="of:=10*[.$B94]&lt;[.$C94]" office:value-type="boolean" office:boolean-value="false" calcext:value-type="boolean">
            <text:p>FALSE</text:p>
          </table:table-cell>
          <table:table-cell table:formula="of:=[.$B94]&gt;2*[.$C94]" office:value-type="boolean" office:boolean-value="false" calcext:value-type="boolean">
            <text:p>FALSE</text:p>
          </table:table-cell>
          <table:table-cell table:formula="of:=[.$B94]&gt;10*[.$C9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* 1000</text:p>
          </table:table-cell>
          <table:table-cell office:value-type="float" office:value="0.000000357078733205819" calcext:value-type="float">
            <text:p>3.57E-07</text:p>
          </table:table-cell>
          <table:table-cell office:value-type="float" office:value="0.000000398518380721591" calcext:value-type="float">
            <text:p>3.99E-07</text:p>
          </table:table-cell>
          <table:table-cell table:formula="of:=2*[.$B95]&lt;[.$C95]" office:value-type="boolean" office:boolean-value="false" calcext:value-type="boolean">
            <text:p>FALSE</text:p>
          </table:table-cell>
          <table:table-cell table:formula="of:=10*[.$B95]&lt;[.$C95]" office:value-type="boolean" office:boolean-value="false" calcext:value-type="boolean">
            <text:p>FALSE</text:p>
          </table:table-cell>
          <table:table-cell table:formula="of:=[.$B95]&gt;2*[.$C95]" office:value-type="boolean" office:boolean-value="false" calcext:value-type="boolean">
            <text:p>FALSE</text:p>
          </table:table-cell>
          <table:table-cell table:formula="of:=[.$B95]&gt;10*[.$C9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rec 1000</text:p>
          </table:table-cell>
          <table:table-cell office:value-type="float" office:value="0.00000169585134322037" calcext:value-type="float">
            <text:p>1.70E-06</text:p>
          </table:table-cell>
          <table:table-cell office:value-type="float" office:value="0.0000017586307714269" calcext:value-type="float">
            <text:p>1.76E-06</text:p>
          </table:table-cell>
          <table:table-cell table:formula="of:=2*[.$B96]&lt;[.$C96]" office:value-type="boolean" office:boolean-value="false" calcext:value-type="boolean">
            <text:p>FALSE</text:p>
          </table:table-cell>
          <table:table-cell table:formula="of:=10*[.$B96]&lt;[.$C96]" office:value-type="boolean" office:boolean-value="false" calcext:value-type="boolean">
            <text:p>FALSE</text:p>
          </table:table-cell>
          <table:table-cell table:formula="of:=[.$B96]&gt;2*[.$C96]" office:value-type="boolean" office:boolean-value="false" calcext:value-type="boolean">
            <text:p>FALSE</text:p>
          </table:table-cell>
          <table:table-cell table:formula="of:=[.$B96]&gt;10*[.$C9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 1000</text:p>
          </table:table-cell>
          <table:table-cell office:value-type="float" office:value="0.0000201045487334262" calcext:value-type="float">
            <text:p>2.01E-05</text:p>
          </table:table-cell>
          <table:table-cell office:value-type="float" office:value="0.0000198781976455565" calcext:value-type="float">
            <text:p>1.99E-05</text:p>
          </table:table-cell>
          <table:table-cell table:formula="of:=2*[.$B97]&lt;[.$C97]" office:value-type="boolean" office:boolean-value="false" calcext:value-type="boolean">
            <text:p>FALSE</text:p>
          </table:table-cell>
          <table:table-cell table:formula="of:=10*[.$B97]&lt;[.$C97]" office:value-type="boolean" office:boolean-value="false" calcext:value-type="boolean">
            <text:p>FALSE</text:p>
          </table:table-cell>
          <table:table-cell table:formula="of:=[.$B97]&gt;2*[.$C97]" office:value-type="boolean" office:boolean-value="false" calcext:value-type="boolean">
            <text:p>FALSE</text:p>
          </table:table-cell>
          <table:table-cell table:formula="of:=[.$B97]&gt;10*[.$C9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sqrtRec 1000</text:p>
          </table:table-cell>
          <table:table-cell office:value-type="float" office:value="0.00001930119714926" calcext:value-type="float">
            <text:p>1.93E-05</text:p>
          </table:table-cell>
          <table:table-cell office:value-type="float" office:value="0.0000186795060922871" calcext:value-type="float">
            <text:p>1.87E-05</text:p>
          </table:table-cell>
          <table:table-cell table:formula="of:=2*[.$B98]&lt;[.$C98]" office:value-type="boolean" office:boolean-value="false" calcext:value-type="boolean">
            <text:p>FALSE</text:p>
          </table:table-cell>
          <table:table-cell table:formula="of:=10*[.$B98]&lt;[.$C98]" office:value-type="boolean" office:boolean-value="false" calcext:value-type="boolean">
            <text:p>FALSE</text:p>
          </table:table-cell>
          <table:table-cell table:formula="of:=[.$B98]&gt;2*[.$C98]" office:value-type="boolean" office:boolean-value="false" calcext:value-type="boolean">
            <text:p>FALSE</text:p>
          </table:table-cell>
          <table:table-cell table:formula="of:=[.$B98]&gt;10*[.$C9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lementary Approx/log 1000</text:p>
          </table:table-cell>
          <table:table-cell office:value-type="float" office:value="0.00511518576906954" calcext:value-type="float">
            <text:p>5.12E-03</text:p>
          </table:table-cell>
          <table:table-cell office:value-type="float" office:value="0.00486941338116076" calcext:value-type="float">
            <text:p>4.87E-03</text:p>
          </table:table-cell>
          <table:table-cell table:formula="of:=2*[.$B99]&lt;[.$C99]" office:value-type="boolean" office:boolean-value="false" calcext:value-type="boolean">
            <text:p>FALSE</text:p>
          </table:table-cell>
          <table:table-cell table:formula="of:=10*[.$B99]&lt;[.$C99]" office:value-type="boolean" office:boolean-value="false" calcext:value-type="boolean">
            <text:p>FALSE</text:p>
          </table:table-cell>
          <table:table-cell table:formula="of:=[.$B99]&gt;2*[.$C99]" office:value-type="boolean" office:boolean-value="false" calcext:value-type="boolean">
            <text:p>FALSE</text:p>
          </table:table-cell>
          <table:table-cell table:formula="of:=[.$B99]&gt;10*[.$C99]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02:57.866549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5:10:44.513431949</dc:date>
    <meta:editing-duration>PT19M18S</meta:editing-duration>
    <meta:editing-cycles>4</meta:editing-cycles>
    <meta:generator>LibreOffice/6.0.7.3$Linux_X86_64 LibreOffice_project/00m0$Build-3</meta:generator>
    <meta:document-statistic meta:table-count="1" meta:cell-count="693" meta:object-count="0"/>
  </office:meta>
</office:document-meta>
</file>